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7" style:family="table-column">
      <style:table-column-properties fo:break-before="auto" style:column-width="59.75pt"/>
    </style:style>
    <style:style style:name="co8" style:family="table-column">
      <style:table-column-properties fo:break-before="auto" style:column-width="191.06pt"/>
    </style:style>
    <style:style style:name="co3" style:family="table-column">
      <style:table-column-properties fo:break-before="auto" style:column-width="94pt"/>
    </style:style>
    <style:style style:name="co4" style:family="table-column">
      <style:table-column-properties fo:break-before="auto" style:column-width="112.99pt"/>
    </style:style>
    <style:style style:name="co5" style:family="table-column">
      <style:table-column-properties fo:break-before="auto" style:column-width="79.99pt"/>
    </style:style>
    <style:style style:name="co6" style:family="table-column">
      <style:table-column-properties fo:break-before="auto" style:column-width="104pt"/>
    </style:style>
    <style:style style:name="co9" style:family="table-column">
      <style:table-column-properties fo:break-before="auto" style:column-width="114.01pt"/>
    </style:style>
    <style:style style:name="co10" style:family="table-column">
      <style:table-column-properties fo:break-before="auto" style:column-width="107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9.99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42.01pt" fo:break-before="auto" style:use-optimal-row-height="true"/>
    </style:style>
    <style:style style:name="ta2" style:family="table" style:master-page-name="PageStyle_5f_eventos">
      <style:table-properties table:display="true" style:writing-mode="lr-tb"/>
    </style:style>
    <style:style style:name="ta3" style:family="table" style:master-page-name="PageStyle_5f_tendencia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10152">
      <style:table-cell-properties style:rotation-align="none"/>
    </style:style>
    <style:style style:name="ce26" style:family="table-cell" style:parent-style-name="Default" style:data-style-name="N10152">
      <style:table-cell-properties style:rotation-align="none"/>
    </style:style>
    <style:style style:name="ce2" style:family="table-cell" style:parent-style-name="Default" style:data-style-name="N1015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10152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4" style:family="table-cell" style:parent-style-name="Default" style:data-style-name="N10152">
      <style:table-cell-properties fo:border-bottom="0.06pt solid #000000" fo:border-left="0.06pt solid #000000" fo:border-right="none" style:rotation-align="none" fo:border-top="0.06pt solid #000000"/>
    </style:style>
    <style:style style:name="ce5" style:family="table-cell" style:parent-style-name="Default" style:data-style-name="N1">
      <style:table-cell-properties style:rotation-align="none"/>
    </style:style>
    <style:style style:name="ce6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1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8" style:family="table-cell" style:parent-style-name="Default" style:data-style-name="N1">
      <style:table-cell-properties fo:border-bottom="0.06pt solid #000000" fo:border-left="none" fo:border-right="none" style:rotation-align="none" fo:border-top="0.06pt solid #000000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2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Comma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Comma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33">
      <style:table-cell-properties style:rotation-align="none"/>
    </style:style>
    <style:style style:name="ce17" style:family="table-cell" style:parent-style-name="Excel_20_Built-in_20_Comma" style:data-style-name="N132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 style:data-style-name="N132">
      <style:table-cell-properties style:rotation-align="none"/>
    </style:style>
    <style:style style:name="ce19" style:family="table-cell" style:parent-style-name="Default" style:data-style-name="N132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20" style:family="table-cell" style:parent-style-name="Default" style:data-style-name="N132">
      <style:table-cell-properties fo:border-bottom="0.06pt solid #000000" fo:border-left="none" fo:border-right="none" style:rotation-align="none" fo:border-top="0.06pt solid #000000"/>
    </style:style>
    <style:style style:name="ce21" style:family="table-cell" style:parent-style-name="Default" style:data-style-name="N10">
      <style:table-cell-properties style:rotation-align="none"/>
    </style:style>
    <style:style style:name="ce22" style:family="table-cell" style:parent-style-name="Default" style:data-style-name="N1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23" style:family="table-cell" style:parent-style-name="Default" style:data-style-name="N1">
      <style:table-cell-properties fo:border-bottom="0.06pt solid #000000" fo:border-left="none" fo:border-right="0.06pt solid #000000" style:rotation-align="none" fo:border-top="0.06pt solid #000000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odelo al 17-marzo" table:style-name="ta3">
        <office:forms form:automatic-focus="false" form:apply-design-mode="false"/>
        <table:table-column table:style-name="co3" table:default-cell-style-name="ce26"/>
        <table:table-column table:style-name="co3" table:visibility="collapse" table:default-cell-style-name="ce5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ce13"/>
        <table:table-column table:style-name="co9" table:default-cell-style-name="ce18"/>
        <table:table-column table:style-name="co10" table:default-cell-style-name="Default"/>
        <table:table-column table:style-name="co7" table:number-columns-repeated="1017" table:default-cell-style-name="Default"/>
        <table:table-row table:style-name="ro1">
          <table:table-cell table:number-columns-repeated="4"/>
          <table:table-cell table:style-name="ce12" office:value-type="float" office:value="0.1843" calcext:value-type="float">
            <text:p><text:s/>0.1843 </text:p>
          </table:table-cell>
          <table:table-cell table:style-name="ce16" office:value-type="float" office:value="2.0927" calcext:value-type="float">
            <text:p>2.0927</text:p>
          </table:table-cell>
          <table:table-cell table:style-name="ce21" office:value-type="percentage" office:value="0.08" calcext:value-type="percentage">
            <text:p>8%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fecha</text:p>
          </table:table-cell>
          <table:table-cell table:style-name="ce6" office:value-type="string" calcext:value-type="string">
            <text:p>día</text:p>
          </table:table-cell>
          <table:table-cell table:style-name="ce9" office:value-type="string" calcext:value-type="string">
            <text:p>casos detectados</text:p>
          </table:table-cell>
          <table:table-cell table:style-name="ce9" office:value-type="string" calcext:value-type="string">
            <text:p>ln(casos)</text:p>
          </table:table-cell>
          <table:table-cell table:style-name="ce9" office:value-type="string" calcext:value-type="string">
            <text:p>ln(predicción)</text:p>
          </table:table-cell>
          <table:table-cell table:style-name="ce17" office:value-type="string" calcext:value-type="string">
            <text:p>predicción de casos detectados</text:p>
          </table:table-cell>
          <table:table-cell table:style-name="ce9" office:value-type="string" calcext:value-type="string">
            <text:p>predicción de graves (8%)</text:p>
          </table:table-cell>
          <table:table-cell table:style-name="ce9" table:number-columns-repeated="1017"/>
        </table:table-row>
        <table:table-row table:style-name="ro1">
          <table:table-cell office:value-type="date" office:date-value="2020-03-08" calcext:value-type="date">
            <text:p>8-Ma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LN([.C3])" office:value-type="float" office:value="2.19722457733622" calcext:value-type="float">
            <text:p>2.19722457733622</text:p>
          </table:table-cell>
          <table:table-cell table:formula="of:=[.B3]*[.$E$1]+[.$F$1]" office:value-type="float" office:value="2.277" calcext:value-type="float">
            <text:p><text:s/>2.28 </text:p>
          </table:table-cell>
          <table:table-cell table:formula="of:=EXP([.E3])" office:value-type="float" office:value="9.74739431940007" calcext:value-type="float">
            <text:p>9.7</text:p>
          </table:table-cell>
          <table:table-cell table:number-columns-repeated="2"/>
          <table:table-cell>
            <draw:frame table:end-cell-address="'modelo al 17-marzo'.N14" table:end-x="29.2pt" table:end-y="2.98pt" draw:z-index="0" draw:name="Chart 4" draw:style-name="gr1" draw:text-style-name="P1" svg:width="322.21pt" svg:height="161.4pt" svg:x="5.75pt" svg:y="5.39pt">
              <draw:object draw:notify-on-update-of-ranges="'modelo al 17-marzo'.B3:'modelo al 17-marzo'.B12 'modelo al 17-marzo'.D2:'modelo al 17-marzo'.D2 'modelo al 17-marzo'.D3:'modelo al 17-marzo'.D1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office:value-type="date" office:date-value="2020-03-09" calcext:value-type="date">
            <text:p>9-Mar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D3]+[.D5])/2" office:value-type="float" office:value="2.38108696739888" calcext:value-type="float">
            <text:p>2.38108696739888</text:p>
          </table:table-cell>
          <table:table-cell table:formula="of:=[.B4]*[.$E$1]+[.$F$1]" office:value-type="float" office:value="2.4613" calcext:value-type="float">
            <text:p><text:s/>2.46 </text:p>
          </table:table-cell>
          <table:table-cell table:formula="of:=EXP([.E4])" office:value-type="float" office:value="11.7200376898359" calcext:value-type="float">
            <text:p>11.7</text:p>
          </table:table-cell>
          <table:table-cell table:number-columns-repeated="8"/>
          <table:table-cell office:value-type="string" calcext:value-type="string">
            <text:p>&lt;-- Modelo predictivo</text:p>
          </table:table-cell>
          <table:table-cell table:number-columns-repeated="1009"/>
        </table:table-row>
        <table:table-row table:style-name="ro1">
          <table:table-cell office:value-type="date" office:date-value="2020-03-10" calcext:value-type="date">
            <text:p>10-Mar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LN([.C5])" office:value-type="float" office:value="2.56494935746154" calcext:value-type="float">
            <text:p>2.56494935746154</text:p>
          </table:table-cell>
          <table:table-cell table:formula="of:=[.B5]*[.$E$1]+[.$F$1]" office:value-type="float" office:value="2.6456" calcext:value-type="float">
            <text:p><text:s/>2.65 </text:p>
          </table:table-cell>
          <table:table-cell table:formula="of:=EXP([.E5])" office:value-type="float" office:value="14.0918976857015" calcext:value-type="float">
            <text:p>14.1</text:p>
          </table:table-cell>
          <table:table-cell table:number-columns-repeated="1018"/>
        </table:table-row>
        <table:table-row table:style-name="ro1">
          <table:table-cell office:value-type="date" office:date-value="2020-03-11" calcext:value-type="date">
            <text:p>11-Mar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formula="of:=LN([.C6])" office:value-type="float" office:value="3.09104245335832" calcext:value-type="float">
            <text:p>3.09104245335832</text:p>
          </table:table-cell>
          <table:table-cell table:formula="of:=[.B6]*[.$E$1]+[.$F$1]" office:value-type="float" office:value="2.8299" calcext:value-type="float">
            <text:p><text:s/>2.83 </text:p>
          </table:table-cell>
          <table:table-cell table:formula="of:=EXP([.E6])" office:value-type="float" office:value="16.943766363183" calcext:value-type="float">
            <text:p>16.9</text:p>
          </table:table-cell>
          <table:table-cell table:number-columns-repeated="1018"/>
        </table:table-row>
        <table:table-row table:style-name="ro1">
          <table:table-cell office:value-type="date" office:date-value="2020-03-12" calcext:value-type="date">
            <text:p>12-Mar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LN([.C7])" office:value-type="float" office:value="3.13549421592915" calcext:value-type="float">
            <text:p>3.13549421592915</text:p>
          </table:table-cell>
          <table:table-cell table:formula="of:=[.B7]*[.$E$1]+[.$F$1]" office:value-type="float" office:value="3.0142" calcext:value-type="float">
            <text:p><text:s/>3.01 </text:p>
          </table:table-cell>
          <table:table-cell table:formula="of:=EXP([.E7])" office:value-type="float" office:value="20.3727861905663" calcext:value-type="float">
            <text:p>20.4</text:p>
          </table:table-cell>
          <table:table-cell table:number-columns-repeated="1018"/>
        </table:table-row>
        <table:table-row table:style-name="ro1">
          <table:table-cell office:value-type="date" office:date-value="2020-03-13" calcext:value-type="date">
            <text:p>13-Mar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D7]+[.D9])/2" office:value-type="float" office:value="3.21566554096674" calcext:value-type="float">
            <text:p>3.21566554096674</text:p>
          </table:table-cell>
          <table:table-cell table:formula="of:=[.B8]*[.$E$1]+[.$F$1]" office:value-type="float" office:value="3.1985" calcext:value-type="float">
            <text:p><text:s/>3.20 </text:p>
          </table:table-cell>
          <table:table-cell table:formula="of:=EXP([.E8])" office:value-type="float" office:value="24.4957589871158" calcext:value-type="float">
            <text:p>24.5</text:p>
          </table:table-cell>
          <table:table-cell table:number-columns-repeated="1018"/>
        </table:table-row>
        <table:table-row table:style-name="ro1">
          <table:table-cell office:value-type="date" office:date-value="2020-03-14" calcext:value-type="date">
            <text:p>14-Mar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LN([.C9])" office:value-type="float" office:value="3.29583686600433" calcext:value-type="float">
            <text:p>3.29583686600433</text:p>
          </table:table-cell>
          <table:table-cell table:formula="of:=[.B9]*[.$E$1]+[.$F$1]" office:value-type="float" office:value="3.3828" calcext:value-type="float">
            <text:p><text:s/>3.38 </text:p>
          </table:table-cell>
          <table:table-cell table:formula="of:=EXP([.E9])" office:value-type="float" office:value="29.4531245133625" calcext:value-type="float">
            <text:p>29.5</text:p>
          </table:table-cell>
          <table:table-cell table:number-columns-repeated="1018"/>
        </table:table-row>
        <table:table-row table:style-name="ro1">
          <table:table-cell office:value-type="date" office:date-value="2020-03-15" calcext:value-type="date">
            <text:p>15-Mar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formula="of:=LN([.C10])" office:value-type="float" office:value="3.55534806148941" calcext:value-type="float">
            <text:p>3.55534806148941</text:p>
          </table:table-cell>
          <table:table-cell table:formula="of:=[.B10]*[.$E$1]+[.$F$1]" office:value-type="float" office:value="3.5671" calcext:value-type="float">
            <text:p><text:s/>3.57 </text:p>
          </table:table-cell>
          <table:table-cell table:formula="of:=EXP([.E10])" office:value-type="float" office:value="35.4137442344985" calcext:value-type="float">
            <text:p>35.4</text:p>
          </table:table-cell>
          <table:table-cell table:number-columns-repeated="1018"/>
        </table:table-row>
        <table:table-row table:style-name="ro1">
          <table:table-cell office:value-type="date" office:date-value="2020-03-16" calcext:value-type="date">
            <text:p>16-Mar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formula="of:=LN([.C11])" office:value-type="float" office:value="3.71357206670431" calcext:value-type="float">
            <text:p>3.71357206670431</text:p>
          </table:table-cell>
          <table:table-cell table:formula="of:=[.B11]*[.$E$1]+[.$F$1]" office:value-type="float" office:value="3.7514" calcext:value-type="float">
            <text:p><text:s/>3.75 </text:p>
          </table:table-cell>
          <table:table-cell table:formula="of:=EXP([.E11])" office:value-type="float" office:value="42.5806532049763" calcext:value-type="float">
            <text:p>42.6</text:p>
          </table:table-cell>
          <table:table-cell table:number-columns-repeated="1018"/>
        </table:table-row>
        <table:table-row table:style-name="ro1">
          <table:table-cell office:value-type="date" office:date-value="2020-03-17" calcext:value-type="date">
            <text:p>17-Mar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formula="of:=LN([.C12])" office:value-type="float" office:value="3.91202300542815" calcext:value-type="float">
            <text:p>3.91202300542815</text:p>
          </table:table-cell>
          <table:table-cell table:formula="of:=[.B12]*[.$E$1]+[.$F$1]" office:value-type="float" office:value="3.9357" calcext:value-type="float">
            <text:p><text:s/>3.94 </text:p>
          </table:table-cell>
          <table:table-cell table:formula="of:=EXP([.E12])" office:value-type="float" office:value="51.197975999279" calcext:value-type="float">
            <text:p>51.2</text:p>
          </table:table-cell>
          <table:table-cell table:style-name="ce5" table:formula="of:=[.F12]*[.$G$1]" office:value-type="float" office:value="4.09583807994232" calcext:value-type="float">
            <text:p>4</text:p>
          </table:table-cell>
          <table:table-cell table:number-columns-repeated="1017"/>
        </table:table-row>
        <table:table-row table:style-name="ro3">
          <table:table-cell office:value-type="date" office:date-value="2020-03-18" calcext:value-type="date">
            <text:p>18-Mar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B13]*[.$E$1]+[.$F$1]" office:value-type="float" office:value="4.12" calcext:value-type="float">
            <text:p><text:s/>4.12 </text:p>
          </table:table-cell>
          <table:table-cell table:formula="of:=EXP([.E13])" office:value-type="float" office:value="61.5592422644285" calcext:value-type="float">
            <text:p>61.6</text:p>
          </table:table-cell>
          <table:table-cell table:style-name="ce5" table:formula="of:=[.F13]*[.$G$1]" office:value-type="float" office:value="4.92473938115428" calcext:value-type="float">
            <text:p>5</text:p>
          </table:table-cell>
          <table:table-cell table:number-columns-repeated="1017"/>
        </table:table-row>
        <table:table-row table:style-name="ro3">
          <table:table-cell office:value-type="date" office:date-value="2020-03-19" calcext:value-type="date">
            <text:p>19-Mar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B14]*[.$E$1]+[.$F$1]" office:value-type="float" office:value="4.3043" calcext:value-type="float">
            <text:p><text:s/>4.30 </text:p>
          </table:table-cell>
          <table:table-cell table:formula="of:=EXP([.E14])" office:value-type="float" office:value="74.0173851447558" calcext:value-type="float">
            <text:p>74.0</text:p>
          </table:table-cell>
          <table:table-cell table:style-name="ce5" table:formula="of:=[.F14]*[.$G$1]" office:value-type="float" office:value="5.9213908115804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0-03-20" calcext:value-type="date">
            <text:p>20-Mar</text:p>
          </table:table-cell>
          <table:table-cell table:style-name="ce7" office:value-type="float" office:value="13" calcext:value-type="float">
            <text:p>13</text:p>
          </table:table-cell>
          <table:table-cell table:style-name="ce10" table:number-columns-repeated="2"/>
          <table:table-cell table:style-name="ce14" table:formula="of:=[.B15]*[.$E$1]+[.$F$1]" office:value-type="float" office:value="4.4886" calcext:value-type="float">
            <text:p><text:s/>4.49 </text:p>
          </table:table-cell>
          <table:table-cell table:style-name="ce19" table:formula="of:=EXP([.E15])" office:value-type="float" office:value="88.9967631527015" calcext:value-type="float">
            <text:p>89.0</text:p>
          </table:table-cell>
          <table:table-cell table:style-name="ce22" table:formula="of:=[.F15]*[.$G$1]" office:value-type="float" office:value="7.11974105221612" calcext:value-type="float">
            <text:p>7</text:p>
          </table:table-cell>
          <table:table-cell/>
          <table:table-cell>
            <draw:frame table:end-cell-address="'modelo al 17-marzo'.P29" table:end-x="26.62pt" table:end-y="8.22pt" draw:z-index="1" draw:name="Chart 5" draw:style-name="gr1" draw:text-style-name="P1" svg:width="442.15pt" svg:height="215.86pt" svg:x="2.78pt" svg:y="2.38pt">
              <draw:object draw:notify-on-update-of-ranges="'modelo al 17-marzo'.A3:'modelo al 17-marzo'.A14 'modelo al 17-marzo'.C2:'modelo al 17-marzo'.C2 'modelo al 17-marzo'.C3:'modelo al 17-marzo'.C15 'modelo al 17-marzo'.A3:'modelo al 17-marzo'.A15 'modelo al 17-marzo'.F2:'modelo al 17-marzo'.F2 'modelo al 17-marzo'.F3:'modelo al 17-marzo'.F15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7"/>
          <table:table-cell>
            <draw:frame table:end-cell-address="'modelo al 17-marzo'.X29" table:end-x="23.98pt" table:end-y="8.22pt" draw:z-index="2" draw:name="Chart 6" draw:style-name="gr1" draw:text-style-name="P1" svg:width="442.12pt" svg:height="215.86pt" svg:x="0.14pt" svg:y="2.38pt">
              <draw:object draw:notify-on-update-of-ranges="'modelo al 17-marzo'.A3:'modelo al 17-marzo'.A32 'modelo al 17-marzo'.C2:'modelo al 17-marzo'.C2 'modelo al 17-marzo'.C3:'modelo al 17-marzo'.C32 'modelo al 17-marzo'.A3:'modelo al 17-marzo'.A32 'modelo al 17-marzo'.F2:'modelo al 17-marzo'.F2 'modelo al 17-marzo'.F3:'modelo al 17-marzo'.F32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office:value-type="date" office:date-value="2020-03-21" calcext:value-type="date">
            <text:p>21-Mar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[.B16]*[.$E$1]+[.$F$1]" office:value-type="float" office:value="4.6729" calcext:value-type="float">
            <text:p><text:s/>4.67 </text:p>
          </table:table-cell>
          <table:table-cell table:formula="of:=EXP([.E16])" office:value-type="float" office:value="107.007614983535" calcext:value-type="float">
            <text:p>107.0</text:p>
          </table:table-cell>
          <table:table-cell table:style-name="ce5" table:formula="of:=[.F16]*[.$G$1]" office:value-type="float" office:value="8.56060919868281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date" office:date-value="2020-03-22" calcext:value-type="date">
            <text:p>22-Mar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B17]*[.$E$1]+[.$F$1]" office:value-type="float" office:value="4.8572" calcext:value-type="float">
            <text:p><text:s/>4.86 </text:p>
          </table:table-cell>
          <table:table-cell table:formula="of:=EXP([.E17])" office:value-type="float" office:value="128.663439644624" calcext:value-type="float">
            <text:p>128.7</text:p>
          </table:table-cell>
          <table:table-cell table:style-name="ce5" table:formula="of:=[.F17]*[.$G$1]" office:value-type="float" office:value="10.2930751715699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date" office:date-value="2020-03-23" calcext:value-type="date">
            <text:p>23-Mar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[.B18]*[.$E$1]+[.$F$1]" office:value-type="float" office:value="5.0415" calcext:value-type="float">
            <text:p><text:s/>5.04 </text:p>
          </table:table-cell>
          <table:table-cell table:formula="of:=EXP([.E18])" office:value-type="float" office:value="154.701893914119" calcext:value-type="float">
            <text:p>154.7</text:p>
          </table:table-cell>
          <table:table-cell table:style-name="ce5" table:formula="of:=[.F18]*[.$G$1]" office:value-type="float" office:value="12.3761515131295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date" office:date-value="2020-03-24" calcext:value-type="date">
            <text:p>24-Mar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B19]*[.$E$1]+[.$F$1]" office:value-type="float" office:value="5.2258" calcext:value-type="float">
            <text:p><text:s/>5.23 </text:p>
          </table:table-cell>
          <table:table-cell table:formula="of:=EXP([.E19])" office:value-type="float" office:value="186.009918953813" calcext:value-type="float">
            <text:p>186.0</text:p>
          </table:table-cell>
          <table:table-cell table:style-name="ce5" table:formula="of:=[.F19]*[.$G$1]" office:value-type="float" office:value="14.88079351630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date" office:date-value="2020-03-25" calcext:value-type="date">
            <text:p>25-Mar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[.B20]*[.$E$1]+[.$F$1]" office:value-type="float" office:value="5.4101" calcext:value-type="float">
            <text:p><text:s/>5.41 </text:p>
          </table:table-cell>
          <table:table-cell table:formula="of:=EXP([.E20])" office:value-type="float" office:value="223.653951957509" calcext:value-type="float">
            <text:p>223.7</text:p>
          </table:table-cell>
          <table:table-cell table:style-name="ce5" table:formula="of:=[.F20]*[.$G$1]" office:value-type="float" office:value="17.8923161566007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date" office:date-value="2020-03-26" calcext:value-type="date">
            <text:p>26-Mar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[.B21]*[.$E$1]+[.$F$1]" office:value-type="float" office:value="5.5944" calcext:value-type="float">
            <text:p><text:s/>5.59 </text:p>
          </table:table-cell>
          <table:table-cell table:formula="of:=EXP([.E21])" office:value-type="float" office:value="268.916251926503" calcext:value-type="float">
            <text:p>268.9</text:p>
          </table:table-cell>
          <table:table-cell table:style-name="ce5" table:formula="of:=[.F21]*[.$G$1]" office:value-type="float" office:value="21.513300154120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date" office:date-value="2020-03-27" calcext:value-type="date">
            <text:p>27-Mar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B22]*[.$E$1]+[.$F$1]" office:value-type="float" office:value="5.7787" calcext:value-type="float">
            <text:p><text:s/>5.78 </text:p>
          </table:table-cell>
          <table:table-cell table:formula="of:=EXP([.E22])" office:value-type="float" office:value="323.338576927705" calcext:value-type="float">
            <text:p>323.3</text:p>
          </table:table-cell>
          <table:table-cell table:style-name="ce5" table:formula="of:=[.F22]*[.$G$1]" office:value-type="float" office:value="25.8670861542164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date" office:date-value="2020-03-28" calcext:value-type="date">
            <text:p>28-Mar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[.B23]*[.$E$1]+[.$F$1]" office:value-type="float" office:value="5.963" calcext:value-type="float">
            <text:p><text:s/>5.96 </text:p>
          </table:table-cell>
          <table:table-cell table:formula="of:=EXP([.E23])" office:value-type="float" office:value="388.77470060161" calcext:value-type="float">
            <text:p>388.8</text:p>
          </table:table-cell>
          <table:table-cell table:style-name="ce5" table:formula="of:=[.F23]*[.$G$1]" office:value-type="float" office:value="31.1019760481288" calcext:value-type="float">
            <text:p>31</text:p>
          </table:table-cell>
          <table:table-cell table:number-columns-repeated="1017"/>
        </table:table-row>
        <table:table-row table:style-name="ro1">
          <table:table-cell office:value-type="date" office:date-value="2020-03-29" calcext:value-type="date">
            <text:p>29-Mar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[.B24]*[.$E$1]+[.$F$1]" office:value-type="float" office:value="6.1473" calcext:value-type="float">
            <text:p><text:s/>6.15 </text:p>
          </table:table-cell>
          <table:table-cell table:formula="of:=EXP([.E24])" office:value-type="float" office:value="467.453556776389" calcext:value-type="float">
            <text:p>467.5</text:p>
          </table:table-cell>
          <table:table-cell table:style-name="ce5" table:formula="of:=[.F24]*[.$G$1]" office:value-type="float" office:value="37.3962845421111" calcext:value-type="float">
            <text:p>37</text:p>
          </table:table-cell>
          <table:table-cell table:number-columns-repeated="1017"/>
        </table:table-row>
        <table:table-row table:style-name="ro1">
          <table:table-cell office:value-type="date" office:date-value="2020-03-30" calcext:value-type="date">
            <text:p>30-Mar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[.B25]*[.$E$1]+[.$F$1]" office:value-type="float" office:value="6.3316" calcext:value-type="float">
            <text:p><text:s/>6.33 </text:p>
          </table:table-cell>
          <table:table-cell table:formula="of:=EXP([.E25])" office:value-type="float" office:value="562.055163066832" calcext:value-type="float">
            <text:p>562.1</text:p>
          </table:table-cell>
          <table:table-cell table:style-name="ce5" table:formula="of:=[.F25]*[.$G$1]" office:value-type="float" office:value="44.9644130453465" calcext:value-type="float">
            <text:p>45</text:p>
          </table:table-cell>
          <table:table-cell table:number-columns-repeated="1017"/>
        </table:table-row>
        <table:table-row table:style-name="ro1">
          <table:table-cell office:value-type="date" office:date-value="2020-03-31" calcext:value-type="date">
            <text:p>31-Mar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B26]*[.$E$1]+[.$F$1]" office:value-type="float" office:value="6.5159" calcext:value-type="float">
            <text:p><text:s/>6.52 </text:p>
          </table:table-cell>
          <table:table-cell table:formula="of:=EXP([.E26])" office:value-type="float" office:value="675.801909624146" calcext:value-type="float">
            <text:p>675.8</text:p>
          </table:table-cell>
          <table:table-cell table:style-name="ce5" table:formula="of:=[.F26]*[.$G$1]" office:value-type="float" office:value="54.0641527699317" calcext:value-type="float">
            <text:p>54</text:p>
          </table:table-cell>
          <table:table-cell table:number-columns-repeated="1017"/>
        </table:table-row>
        <table:table-row table:style-name="ro1">
          <table:table-cell office:value-type="date" office:date-value="2020-04-01" calcext:value-type="date">
            <text:p>1-Apr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B27]*[.$E$1]+[.$F$1]" office:value-type="float" office:value="6.7002" calcext:value-type="float">
            <text:p><text:s/>6.70 </text:p>
          </table:table-cell>
          <table:table-cell table:formula="of:=EXP([.E27])" office:value-type="float" office:value="812.568322581777" calcext:value-type="float">
            <text:p>812.6</text:p>
          </table:table-cell>
          <table:table-cell table:style-name="ce5" table:formula="of:=[.F27]*[.$G$1]" office:value-type="float" office:value="65.0054658065421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date" office:date-value="2020-04-02" calcext:value-type="date">
            <text:p>2-Apr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B28]*[.$E$1]+[.$F$1]" office:value-type="float" office:value="6.8845" calcext:value-type="float">
            <text:p><text:s/>6.88 </text:p>
          </table:table-cell>
          <table:table-cell table:formula="of:=EXP([.E28])" office:value-type="float" office:value="977.013041041237" calcext:value-type="float">
            <text:p>977.0</text:p>
          </table:table-cell>
          <table:table-cell table:style-name="ce5" table:formula="of:=[.F28]*[.$G$1]" office:value-type="float" office:value="78.1610432832989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date" office:date-value="2020-04-03" calcext:value-type="date">
            <text:p>3-Apr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B29]*[.$E$1]+[.$F$1]" office:value-type="float" office:value="7.0688" calcext:value-type="float">
            <text:p><text:s/>7.07 </text:p>
          </table:table-cell>
          <table:table-cell table:formula="of:=EXP([.E29])" office:value-type="float" office:value="1174.73750309603" calcext:value-type="float">
            <text:p>1174.7</text:p>
          </table:table-cell>
          <table:table-cell table:style-name="ce5" table:formula="of:=[.F29]*[.$G$1]" office:value-type="float" office:value="93.9790002476824" calcext:value-type="float">
            <text:p>94</text:p>
          </table:table-cell>
          <table:table-cell table:number-columns-repeated="1017"/>
        </table:table-row>
        <table:table-row table:style-name="ro3">
          <table:table-cell table:style-name="ce4" office:value-type="date" office:date-value="2020-04-04" calcext:value-type="date">
            <text:p>4-Apr</text:p>
          </table:table-cell>
          <table:table-cell table:style-name="ce8" office:value-type="float" office:value="28" calcext:value-type="float">
            <text:p>28</text:p>
          </table:table-cell>
          <table:table-cell table:style-name="ce11" table:number-columns-repeated="2"/>
          <table:table-cell table:style-name="ce15" table:formula="of:=[.B30]*[.$E$1]+[.$F$1]" office:value-type="float" office:value="7.2531" calcext:value-type="float">
            <text:p><text:s/>7.25 </text:p>
          </table:table-cell>
          <table:table-cell table:style-name="ce20" table:formula="of:=EXP([.E30])" office:value-type="float" office:value="1412.47674617482" calcext:value-type="float">
            <text:p>1412.5</text:p>
          </table:table-cell>
          <table:table-cell table:style-name="ce23" table:formula="of:=[.F30]*[.$G$1]" office:value-type="float" office:value="112.998139693986" calcext:value-type="float">
            <text:p>113</text:p>
          </table:table-cell>
          <table:table-cell table:number-columns-repeated="1017"/>
        </table:table-row>
        <table:table-row table:style-name="ro1">
          <table:table-cell office:value-type="date" office:date-value="2020-04-05" calcext:value-type="date">
            <text:p>5-Ap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formula="of:=[.B31]*[.$E$1]+[.$F$1]" office:value-type="float" office:value="7.4374" calcext:value-type="float">
            <text:p><text:s/>7.44 </text:p>
          </table:table-cell>
          <table:table-cell table:formula="of:=EXP([.E31])" office:value-type="float" office:value="1698.32882088683" calcext:value-type="float">
            <text:p>1698.3</text:p>
          </table:table-cell>
          <table:table-cell table:style-name="ce5" table:formula="of:=[.F31]*[.$G$1]" office:value-type="float" office:value="135.866305670946" calcext:value-type="float">
            <text:p>136</text:p>
          </table:table-cell>
          <table:table-cell table:number-columns-repeated="1017"/>
        </table:table-row>
        <table:table-row table:style-name="ro1">
          <table:table-cell office:value-type="date" office:date-value="2020-04-06" calcext:value-type="date">
            <text:p>6-Apr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B32]*[.$E$1]+[.$F$1]" office:value-type="float" office:value="7.6217" calcext:value-type="float">
            <text:p><text:s/>7.62 </text:p>
          </table:table-cell>
          <table:table-cell table:formula="of:=EXP([.E32])" office:value-type="float" office:value="2042.03063283411" calcext:value-type="float">
            <text:p>2042.0</text:p>
          </table:table-cell>
          <table:table-cell table:style-name="ce5" table:formula="of:=[.F32]*[.$G$1]" office:value-type="float" office:value="163.362450626729" calcext:value-type="float">
            <text:p>163</text:p>
          </table:table-cell>
          <table:table-cell table:number-columns-repeated="1017"/>
        </table:table-row>
        <table:table-row table:style-name="ro1">
          <table:table-cell office:value-type="date" office:date-value="2020-04-07" calcext:value-type="date">
            <text:p>7-Apr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B33]*[.$E$1]+[.$F$1]" office:value-type="float" office:value="7.806" calcext:value-type="float">
            <text:p><text:s/>7.81 </text:p>
          </table:table-cell>
          <table:table-cell table:formula="of:=EXP([.E33])" office:value-type="float" office:value="2455.28960831947" calcext:value-type="float">
            <text:p>2455.3</text:p>
          </table:table-cell>
          <table:table-cell table:style-name="ce5" table:formula="of:=[.F33]*[.$G$1]" office:value-type="float" office:value="196.423168665557" calcext:value-type="float">
            <text:p>196</text:p>
          </table:table-cell>
          <table:table-cell table:number-columns-repeated="1017"/>
        </table:table-row>
        <table:table-row table:style-name="ro1">
          <table:table-cell office:value-type="date" office:date-value="2020-04-08" calcext:value-type="date">
            <text:p>8-Apr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[.B34]*[.$E$1]+[.$F$1]" office:value-type="float" office:value="7.9903" calcext:value-type="float">
            <text:p><text:s/>7.99 </text:p>
          </table:table-cell>
          <table:table-cell table:formula="of:=EXP([.E34])" office:value-type="float" office:value="2952.18248139341" calcext:value-type="float">
            <text:p>2952.2</text:p>
          </table:table-cell>
          <table:table-cell table:style-name="ce5" table:formula="of:=[.F34]*[.$G$1]" office:value-type="float" office:value="236.174598511473" calcext:value-type="float">
            <text:p>236</text:p>
          </table:table-cell>
          <table:table-cell table:number-columns-repeated="1017"/>
        </table:table-row>
        <table:table-row table:style-name="ro1">
          <table:table-cell office:value-type="date" office:date-value="2020-04-09" calcext:value-type="date">
            <text:p>9-Apr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[.B35]*[.$E$1]+[.$F$1]" office:value-type="float" office:value="8.1746" calcext:value-type="float">
            <text:p><text:s/>8.17 </text:p>
          </table:table-cell>
          <table:table-cell table:formula="of:=EXP([.E35])" office:value-type="float" office:value="3549.6347860208" calcext:value-type="float">
            <text:p>3549.6</text:p>
          </table:table-cell>
          <table:table-cell table:style-name="ce5" table:formula="of:=[.F35]*[.$G$1]" office:value-type="float" office:value="283.970782881664" calcext:value-type="float">
            <text:p>284</text:p>
          </table:table-cell>
          <table:table-cell table:number-columns-repeated="1017"/>
        </table:table-row>
        <table:table-row table:style-name="ro1">
          <table:table-cell office:value-type="date" office:date-value="2020-04-10" calcext:value-type="date">
            <text:p>10-Apr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[.B36]*[.$E$1]+[.$F$1]" office:value-type="float" office:value="8.3589" calcext:value-type="float">
            <text:p><text:s/>8.36 </text:p>
          </table:table-cell>
          <table:table-cell table:formula="of:=EXP([.E36])" office:value-type="float" office:value="4267.99738618523" calcext:value-type="float">
            <text:p>4268.0</text:p>
          </table:table-cell>
          <table:table-cell table:style-name="ce5" table:formula="of:=[.F36]*[.$G$1]" office:value-type="float" office:value="341.439790894818" calcext:value-type="float">
            <text:p>341</text:p>
          </table:table-cell>
          <table:table-cell table:number-columns-repeated="1017"/>
        </table:table-row>
        <table:table-row table:style-name="ro1">
          <table:table-cell office:value-type="date" office:date-value="2020-04-11" calcext:value-type="date">
            <text:p>11-Apr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[.B37]*[.$E$1]+[.$F$1]" office:value-type="float" office:value="8.5432" calcext:value-type="float">
            <text:p><text:s/>8.54 </text:p>
          </table:table-cell>
          <table:table-cell table:formula="of:=EXP([.E37])" office:value-type="float" office:value="5131.73968212774" calcext:value-type="float">
            <text:p>5131.7</text:p>
          </table:table-cell>
          <table:table-cell table:style-name="ce5" table:formula="of:=[.F37]*[.$G$1]" office:value-type="float" office:value="410.539174570219" calcext:value-type="float">
            <text:p>411</text:p>
          </table:table-cell>
          <table:table-cell table:number-columns-repeated="1017"/>
        </table:table-row>
        <table:table-row table:style-name="ro1">
          <table:table-cell office:value-type="date" office:date-value="2020-04-12" calcext:value-type="date">
            <text:p>12-Apr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B38]*[.$E$1]+[.$F$1]" office:value-type="float" office:value="8.7275" calcext:value-type="float">
            <text:p><text:s/>8.73 </text:p>
          </table:table-cell>
          <table:table-cell table:formula="of:=EXP([.E38])" office:value-type="float" office:value="6170.28310522531" calcext:value-type="float">
            <text:p>6170.3</text:p>
          </table:table-cell>
          <table:table-cell table:style-name="ce5" table:formula="of:=[.F38]*[.$G$1]" office:value-type="float" office:value="493.622648418025" calcext:value-type="float">
            <text:p>494</text:p>
          </table:table-cell>
          <table:table-cell table:number-columns-repeated="1017"/>
        </table:table-row>
        <table:table-row table:style-name="ro1">
          <table:table-cell office:value-type="date" office:date-value="2020-04-13" calcext:value-type="date">
            <text:p>13-Apr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B39]*[.$E$1]+[.$F$1]" office:value-type="float" office:value="8.9118" calcext:value-type="float">
            <text:p><text:s/>8.91 </text:p>
          </table:table-cell>
          <table:table-cell table:formula="of:=EXP([.E39])" office:value-type="float" office:value="7419.00329263063" calcext:value-type="float">
            <text:p>7419.0</text:p>
          </table:table-cell>
          <table:table-cell table:style-name="ce5" table:formula="of:=[.F39]*[.$G$1]" office:value-type="float" office:value="593.520263410451" calcext:value-type="float">
            <text:p>594</text:p>
          </table:table-cell>
          <table:table-cell table:number-columns-repeated="1017"/>
        </table:table-row>
        <table:table-row table:style-name="ro1">
          <table:table-cell office:value-type="date" office:date-value="2020-04-14" calcext:value-type="date">
            <text:p>14-Apr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formula="of:=[.B40]*[.$E$1]+[.$F$1]" office:value-type="float" office:value="9.0961" calcext:value-type="float">
            <text:p><text:s/>9.10 </text:p>
          </table:table-cell>
          <table:table-cell table:formula="of:=EXP([.E40])" office:value-type="float" office:value="8920.43507848969" calcext:value-type="float">
            <text:p>8920.4</text:p>
          </table:table-cell>
          <table:table-cell table:style-name="ce5" table:formula="of:=[.F40]*[.$G$1]" office:value-type="float" office:value="713.634806279176" calcext:value-type="float">
            <text:p>714</text:p>
          </table:table-cell>
          <table:table-cell table:number-columns-repeated="1017"/>
        </table:table-row>
        <table:table-row table:style-name="ro1">
          <table:table-cell office:value-type="date" office:date-value="2020-04-15" calcext:value-type="date">
            <text:p>15-Apr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[.B41]*[.$E$1]+[.$F$1]" office:value-type="float" office:value="9.2804" calcext:value-type="float">
            <text:p><text:s/>9.28 </text:p>
          </table:table-cell>
          <table:table-cell table:formula="of:=EXP([.E41])" office:value-type="float" office:value="10725.7213470428" calcext:value-type="float">
            <text:p>10725.7</text:p>
          </table:table-cell>
          <table:table-cell table:style-name="ce5" table:formula="of:=[.F41]*[.$G$1]" office:value-type="float" office:value="858.057707763426" calcext:value-type="float">
            <text:p>858</text:p>
          </table:table-cell>
          <table:table-cell table:number-columns-repeated="1017"/>
        </table:table-row>
        <table:table-row table:style-name="ro1">
          <table:table-cell office:value-type="date" office:date-value="2020-04-16" calcext:value-type="date">
            <text:p>16-Apr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[.B42]*[.$E$1]+[.$F$1]" office:value-type="float" office:value="9.4647" calcext:value-type="float">
            <text:p><text:s/>9.46 </text:p>
          </table:table-cell>
          <table:table-cell table:formula="of:=EXP([.E42])" office:value-type="float" office:value="12896.3550995192" calcext:value-type="float">
            <text:p>12896.4</text:p>
          </table:table-cell>
          <table:table-cell table:style-name="ce5" table:formula="of:=[.F42]*[.$G$1]" office:value-type="float" office:value="1031.70840796153" calcext:value-type="float">
            <text:p>1032</text:p>
          </table:table-cell>
          <table:table-cell table:number-columns-repeated="1017"/>
        </table:table-row>
        <table:table-row table:style-name="ro1">
          <table:table-cell office:value-type="date" office:date-value="2020-04-17" calcext:value-type="date">
            <text:p>17-Apr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B43]*[.$E$1]+[.$F$1]" office:value-type="float" office:value="9.649" calcext:value-type="float">
            <text:p><text:s/>9.65 </text:p>
          </table:table-cell>
          <table:table-cell table:formula="of:=EXP([.E43])" office:value-type="float" office:value="15506.2740744005" calcext:value-type="float">
            <text:p>15506.3</text:p>
          </table:table-cell>
          <table:table-cell table:style-name="ce5" table:formula="of:=[.F43]*[.$G$1]" office:value-type="float" office:value="1240.50192595204" calcext:value-type="float">
            <text:p>1241</text:p>
          </table:table-cell>
          <table:table-cell table:number-columns-repeated="1017"/>
        </table:table-row>
        <table:table-row table:style-name="ro1">
          <table:table-cell office:value-type="date" office:date-value="2020-04-18" calcext:value-type="date">
            <text:p>18-Apr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B44]*[.$E$1]+[.$F$1]" office:value-type="float" office:value="9.8333" calcext:value-type="float">
            <text:p><text:s/>9.83 </text:p>
          </table:table-cell>
          <table:table-cell table:formula="of:=EXP([.E44])" office:value-type="float" office:value="18644.379269565" calcext:value-type="float">
            <text:p>18644.4</text:p>
          </table:table-cell>
          <table:table-cell table:style-name="ce5" table:formula="of:=[.F44]*[.$G$1]" office:value-type="float" office:value="1491.5503415652" calcext:value-type="float">
            <text:p>1492</text:p>
          </table:table-cell>
          <table:table-cell table:number-columns-repeated="1017"/>
        </table:table-row>
        <table:table-row table:style-name="ro1">
          <table:table-cell office:value-type="date" office:date-value="2020-04-19" calcext:value-type="date">
            <text:p>19-Apr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[.B45]*[.$E$1]+[.$F$1]" office:value-type="float" office:value="10.0176" calcext:value-type="float">
            <text:p><text:s/>10.02 </text:p>
          </table:table-cell>
          <table:table-cell table:formula="of:=EXP([.E45])" office:value-type="float" office:value="22417.5631540826" calcext:value-type="float">
            <text:p>22417.6</text:p>
          </table:table-cell>
          <table:table-cell table:style-name="ce5" table:formula="of:=[.F45]*[.$G$1]" office:value-type="float" office:value="1793.40505232661" calcext:value-type="float">
            <text:p>1793</text:p>
          </table:table-cell>
          <table:table-cell table:number-columns-repeated="1017"/>
        </table:table-row>
        <table:table-row table:style-name="ro1">
          <table:table-cell office:value-type="date" office:date-value="2020-04-20" calcext:value-type="date">
            <text:p>20-Apr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B46]*[.$E$1]+[.$F$1]" office:value-type="float" office:value="10.2019" calcext:value-type="float">
            <text:p><text:s/>10.20 </text:p>
          </table:table-cell>
          <table:table-cell table:formula="of:=EXP([.E46])" office:value-type="float" office:value="26954.3507188591" calcext:value-type="float">
            <text:p>26954.4</text:p>
          </table:table-cell>
          <table:table-cell table:style-name="ce5" table:formula="of:=[.F46]*[.$G$1]" office:value-type="float" office:value="2156.34805750873" calcext:value-type="float">
            <text:p>2156</text:p>
          </table:table-cell>
          <table:table-cell table:number-columns-repeated="1017"/>
        </table:table-row>
        <table:table-row table:style-name="ro1">
          <table:table-cell office:value-type="date" office:date-value="2020-04-21" calcext:value-type="date">
            <text:p>21-Apr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[.B47]*[.$E$1]+[.$F$1]" office:value-type="float" office:value="10.3862" calcext:value-type="float">
            <text:p><text:s/>10.39 </text:p>
          </table:table-cell>
          <table:table-cell table:formula="of:=EXP([.E47])" office:value-type="float" office:value="32409.2773903012" calcext:value-type="float">
            <text:p>32409.3</text:p>
          </table:table-cell>
          <table:table-cell table:style-name="ce5" table:formula="of:=[.F47]*[.$G$1]" office:value-type="float" office:value="2592.7421912241" calcext:value-type="float">
            <text:p>2593</text:p>
          </table:table-cell>
          <table:table-cell table:number-columns-repeated="1017"/>
        </table:table-row>
        <table:table-row table:style-name="ro1">
          <table:table-cell office:value-type="date" office:date-value="2020-04-22" calcext:value-type="date">
            <text:p>22-Apr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[.B48]*[.$E$1]+[.$F$1]" office:value-type="float" office:value="10.5705" calcext:value-type="float">
            <text:p><text:s/>10.57 </text:p>
          </table:table-cell>
          <table:table-cell table:formula="of:=EXP([.E48])" office:value-type="float" office:value="38968.1529307468" calcext:value-type="float">
            <text:p>38968.2</text:p>
          </table:table-cell>
          <table:table-cell table:style-name="ce5" table:formula="of:=[.F48]*[.$G$1]" office:value-type="float" office:value="3117.45223445975" calcext:value-type="float">
            <text:p>3117</text:p>
          </table:table-cell>
          <table:table-cell table:number-columns-repeated="1017"/>
        </table:table-row>
        <table:table-row table:style-name="ro1">
          <table:table-cell office:value-type="date" office:date-value="2020-04-23" calcext:value-type="date">
            <text:p>23-Apr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[.B49]*[.$E$1]+[.$F$1]" office:value-type="float" office:value="10.7548" calcext:value-type="float">
            <text:p><text:s/>10.75 </text:p>
          </table:table-cell>
          <table:table-cell table:formula="of:=EXP([.E49])" office:value-type="float" office:value="46854.3906285461" calcext:value-type="float">
            <text:p>46854.4</text:p>
          </table:table-cell>
          <table:table-cell table:style-name="ce5" table:formula="of:=[.F49]*[.$G$1]" office:value-type="float" office:value="3748.35125028369" calcext:value-type="float">
            <text:p>3748</text:p>
          </table:table-cell>
          <table:table-cell table:number-columns-repeated="1017"/>
        </table:table-row>
        <table:table-row table:style-name="ro1">
          <table:table-cell office:value-type="date" office:date-value="2020-04-24" calcext:value-type="date">
            <text:p>24-Apr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B50]*[.$E$1]+[.$F$1]" office:value-type="float" office:value="10.9391" calcext:value-type="float">
            <text:p><text:s/>10.94 </text:p>
          </table:table-cell>
          <table:table-cell table:formula="of:=EXP([.E50])" office:value-type="float" office:value="56336.6173673634" calcext:value-type="float">
            <text:p>56336.6</text:p>
          </table:table-cell>
          <table:table-cell table:style-name="ce5" table:formula="of:=[.F50]*[.$G$1]" office:value-type="float" office:value="4506.92938938907" calcext:value-type="float">
            <text:p>4507</text:p>
          </table:table-cell>
          <table:table-cell table:number-columns-repeated="1017"/>
        </table:table-row>
        <table:table-row table:style-name="ro1">
          <table:table-cell office:value-type="date" office:date-value="2020-04-25" calcext:value-type="date">
            <text:p>25-Apr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[.B51]*[.$E$1]+[.$F$1]" office:value-type="float" office:value="11.1234" calcext:value-type="float">
            <text:p><text:s/>11.12 </text:p>
          </table:table-cell>
          <table:table-cell table:formula="of:=EXP([.E51])" office:value-type="float" office:value="67737.8237945338" calcext:value-type="float">
            <text:p>67737.8</text:p>
          </table:table-cell>
          <table:table-cell table:style-name="ce5" table:formula="of:=[.F51]*[.$G$1]" office:value-type="float" office:value="5419.0259035627" calcext:value-type="float">
            <text:p>5419</text:p>
          </table:table-cell>
          <table:table-cell table:number-columns-repeated="1017"/>
        </table:table-row>
        <table:table-row table:style-name="ro1">
          <table:table-cell office:value-type="date" office:date-value="2020-04-26" calcext:value-type="date">
            <text:p>26-Apr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B52]*[.$E$1]+[.$F$1]" office:value-type="float" office:value="11.3077" calcext:value-type="float">
            <text:p><text:s/>11.31 </text:p>
          </table:table-cell>
          <table:table-cell table:formula="of:=EXP([.E52])" office:value-type="float" office:value="81446.3662682993" calcext:value-type="float">
            <text:p>81446.4</text:p>
          </table:table-cell>
          <table:table-cell table:style-name="ce5" table:formula="of:=[.F52]*[.$G$1]" office:value-type="float" office:value="6515.70930146394" calcext:value-type="float">
            <text:p>6516</text:p>
          </table:table-cell>
          <table:table-cell table:number-columns-repeated="1017"/>
        </table:table-row>
        <table:table-row table:style-name="ro1">
          <table:table-cell office:value-type="date" office:date-value="2020-04-27" calcext:value-type="date">
            <text:p>27-Apr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[.B53]*[.$E$1]+[.$F$1]" office:value-type="float" office:value="11.492" calcext:value-type="float">
            <text:p><text:s/>11.49 </text:p>
          </table:table-cell>
          <table:table-cell table:formula="of:=EXP([.E53])" office:value-type="float" office:value="97929.1953404216" calcext:value-type="float">
            <text:p>97929.2</text:p>
          </table:table-cell>
          <table:table-cell table:style-name="ce5" table:formula="of:=[.F53]*[.$G$1]" office:value-type="float" office:value="7834.33562723373" calcext:value-type="float">
            <text:p>7834</text:p>
          </table:table-cell>
          <table:table-cell table:number-columns-repeated="1017"/>
        </table:table-row>
        <table:table-row table:style-name="ro1">
          <table:table-cell office:value-type="date" office:date-value="2020-04-28" calcext:value-type="date">
            <text:p>28-Apr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B54]*[.$E$1]+[.$F$1]" office:value-type="float" office:value="11.6763" calcext:value-type="float">
            <text:p><text:s/>11.68 </text:p>
          </table:table-cell>
          <table:table-cell table:formula="of:=EXP([.E54])" office:value-type="float" office:value="117747.761372568" calcext:value-type="float">
            <text:p>117747.8</text:p>
          </table:table-cell>
          <table:table-cell table:style-name="ce5" table:formula="of:=[.F54]*[.$G$1]" office:value-type="float" office:value="9419.82090980542" calcext:value-type="float">
            <text:p>9420</text:p>
          </table:table-cell>
          <table:table-cell table:number-columns-repeated="1017"/>
        </table:table-row>
        <table:table-row table:style-name="ro1">
          <table:table-cell office:value-type="date" office:date-value="2020-04-29" calcext:value-type="date">
            <text:p>29-Apr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[.B55]*[.$E$1]+[.$F$1]" office:value-type="float" office:value="11.8606" calcext:value-type="float">
            <text:p><text:s/>11.86 </text:p>
          </table:table-cell>
          <table:table-cell table:formula="of:=EXP([.E55])" office:value-type="float" office:value="141577.139075382" calcext:value-type="float">
            <text:p>141577.1</text:p>
          </table:table-cell>
          <table:table-cell table:style-name="ce5" table:formula="of:=[.F55]*[.$G$1]" office:value-type="float" office:value="11326.1711260306" calcext:value-type="float">
            <text:p>11326</text:p>
          </table:table-cell>
          <table:table-cell table:number-columns-repeated="1017"/>
        </table:table-row>
        <table:table-row table:style-name="ro1">
          <table:table-cell office:value-type="date" office:date-value="2020-04-30" calcext:value-type="date">
            <text:p>30-Apr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[.B56]*[.$E$1]+[.$F$1]" office:value-type="float" office:value="12.0449" calcext:value-type="float">
            <text:p><text:s/>12.04 </text:p>
          </table:table-cell>
          <table:table-cell table:formula="of:=EXP([.E56])" office:value-type="float" office:value="170229.022404497" calcext:value-type="float">
            <text:p>170229.0</text:p>
          </table:table-cell>
          <table:table-cell table:style-name="ce5" table:formula="of:=[.F56]*[.$G$1]" office:value-type="float" office:value="13618.3217923597" calcext:value-type="float">
            <text:p>13618</text:p>
          </table:table-cell>
          <table:table-cell table:number-columns-repeated="1017"/>
        </table:table-row>
        <table:table-row table:style-name="ro1">
          <table:table-cell office:value-type="date" office:date-value="2020-05-01" calcext:value-type="date">
            <text:p>1-May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[.B57]*[.$E$1]+[.$F$1]" office:value-type="float" office:value="12.2292" calcext:value-type="float">
            <text:p><text:s/>12.23 </text:p>
          </table:table-cell>
          <table:table-cell table:formula="of:=EXP([.E57])" office:value-type="float" office:value="204679.373082694" calcext:value-type="float">
            <text:p>204679.4</text:p>
          </table:table-cell>
          <table:table-cell table:style-name="ce5" table:formula="of:=[.F57]*[.$G$1]" office:value-type="float" office:value="16374.3498466155" calcext:value-type="float">
            <text:p>16374</text:p>
          </table:table-cell>
          <table:table-cell table:number-columns-repeated="1017"/>
        </table:table-row>
        <table:table-row table:style-name="ro1">
          <table:table-cell office:value-type="date" office:date-value="2020-05-02" calcext:value-type="date">
            <text:p>2-May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[.B58]*[.$E$1]+[.$F$1]" office:value-type="float" office:value="12.4135" calcext:value-type="float">
            <text:p><text:s/>12.41 </text:p>
          </table:table-cell>
          <table:table-cell table:formula="of:=EXP([.E58])" office:value-type="float" office:value="246101.664532722" calcext:value-type="float">
            <text:p>246101.7</text:p>
          </table:table-cell>
          <table:table-cell table:style-name="ce5" table:formula="of:=[.F58]*[.$G$1]" office:value-type="float" office:value="19688.1331626177" calcext:value-type="float">
            <text:p>19688</text:p>
          </table:table-cell>
          <table:table-cell table:number-columns-repeated="1017"/>
        </table:table-row>
        <table:table-row table:style-name="ro1">
          <table:table-cell office:value-type="date" office:date-value="2020-05-03" calcext:value-type="date">
            <text:p>3-May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[.B59]*[.$E$1]+[.$F$1]" office:value-type="float" office:value="12.5978" calcext:value-type="float">
            <text:p><text:s/>12.60 </text:p>
          </table:table-cell>
          <table:table-cell table:formula="of:=EXP([.E59])" office:value-type="float" office:value="295906.853600271" calcext:value-type="float">
            <text:p>295906.9</text:p>
          </table:table-cell>
          <table:table-cell table:style-name="ce5" table:formula="of:=[.F59]*[.$G$1]" office:value-type="float" office:value="23672.5482880217" calcext:value-type="float">
            <text:p>23673</text:p>
          </table:table-cell>
          <table:table-cell table:number-columns-repeated="1017"/>
        </table:table-row>
        <table:table-row table:style-name="ro1">
          <table:table-cell office:value-type="date" office:date-value="2020-05-04" calcext:value-type="date">
            <text:p>4-May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[.B60]*[.$E$1]+[.$F$1]" office:value-type="float" office:value="12.7821" calcext:value-type="float">
            <text:p><text:s/>12.78 </text:p>
          </table:table-cell>
          <table:table-cell table:formula="of:=EXP([.E60])" office:value-type="float" office:value="355791.441613637" calcext:value-type="float">
            <text:p>355791.4</text:p>
          </table:table-cell>
          <table:table-cell table:style-name="ce5" table:formula="of:=[.F60]*[.$G$1]" office:value-type="float" office:value="28463.315329091" calcext:value-type="float">
            <text:p>28463</text:p>
          </table:table-cell>
          <table:table-cell table:number-columns-repeated="1017"/>
        </table:table-row>
        <table:table-row table:style-name="ro1">
          <table:table-cell office:value-type="date" office:date-value="2020-05-05" calcext:value-type="date">
            <text:p>5-May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[.B61]*[.$E$1]+[.$F$1]" office:value-type="float" office:value="12.9664" calcext:value-type="float">
            <text:p><text:s/>12.97 </text:p>
          </table:table-cell>
          <table:table-cell table:formula="of:=EXP([.E61])" office:value-type="float" office:value="427795.261871536" calcext:value-type="float">
            <text:p>427795.3</text:p>
          </table:table-cell>
          <table:table-cell table:style-name="ce5" table:formula="of:=[.F61]*[.$G$1]" office:value-type="float" office:value="34223.6209497229" calcext:value-type="float">
            <text:p>34224</text:p>
          </table:table-cell>
          <table:table-cell table:number-columns-repeated="1017"/>
        </table:table-row>
        <table:table-row table:style-name="ro1">
          <table:table-cell office:value-type="date" office:date-value="2020-05-06" calcext:value-type="date">
            <text:p>6-May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B62]*[.$E$1]+[.$F$1]" office:value-type="float" office:value="13.1507" calcext:value-type="float">
            <text:p><text:s/>13.15 </text:p>
          </table:table-cell>
          <table:table-cell table:formula="of:=EXP([.E62])" office:value-type="float" office:value="514370.961959421" calcext:value-type="float">
            <text:p>514371.0</text:p>
          </table:table-cell>
          <table:table-cell table:style-name="ce5" table:formula="of:=[.F62]*[.$G$1]" office:value-type="float" office:value="41149.6769567537" calcext:value-type="float">
            <text:p>41150</text:p>
          </table:table-cell>
          <table:table-cell table:number-columns-repeated="1017"/>
        </table:table-row>
        <table:table-row table:style-name="ro1">
          <table:table-cell office:value-type="date" office:date-value="2020-05-07" calcext:value-type="date">
            <text:p>7-May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B63]*[.$E$1]+[.$F$1]" office:value-type="float" office:value="13.335" calcext:value-type="float">
            <text:p><text:s/>13.34 </text:p>
          </table:table-cell>
          <table:table-cell table:formula="of:=EXP([.E63])" office:value-type="float" office:value="618467.547652529" calcext:value-type="float">
            <text:p>618467.5</text:p>
          </table:table-cell>
          <table:table-cell table:style-name="ce5" table:formula="of:=[.F63]*[.$G$1]" office:value-type="float" office:value="49477.4038122023" calcext:value-type="float">
            <text:p>49477</text:p>
          </table:table-cell>
          <table:table-cell table:number-columns-repeated="1017"/>
        </table:table-row>
        <table:table-row table:style-name="ro1">
          <table:table-cell office:value-type="date" office:date-value="2020-05-08" calcext:value-type="date">
            <text:p>8-May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formula="of:=[.B64]*[.$E$1]+[.$F$1]" office:value-type="float" office:value="13.5193" calcext:value-type="float">
            <text:p><text:s/>13.52 </text:p>
          </table:table-cell>
          <table:table-cell table:formula="of:=EXP([.E64])" office:value-type="float" office:value="743630.834140107" calcext:value-type="float">
            <text:p>743630.8</text:p>
          </table:table-cell>
          <table:table-cell table:style-name="ce5" table:formula="of:=[.F64]*[.$G$1]" office:value-type="float" office:value="59490.4667312085" calcext:value-type="float">
            <text:p>59490</text:p>
          </table:table-cell>
          <table:table-cell table:number-columns-repeated="1017"/>
        </table:table-row>
        <table:table-row table:style-name="ro1">
          <table:table-cell office:value-type="date" office:date-value="2020-05-09" calcext:value-type="date">
            <text:p>9-May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[.B65]*[.$E$1]+[.$F$1]" office:value-type="float" office:value="13.7036" calcext:value-type="float">
            <text:p><text:s/>13.70 </text:p>
          </table:table-cell>
          <table:table-cell table:formula="of:=EXP([.E65])" office:value-type="float" office:value="894124.226215008" calcext:value-type="float">
            <text:p>894124.2</text:p>
          </table:table-cell>
          <table:table-cell table:style-name="ce5" table:formula="of:=[.F65]*[.$G$1]" office:value-type="float" office:value="71529.9380972006" calcext:value-type="float">
            <text:p>71530</text:p>
          </table:table-cell>
          <table:table-cell table:number-columns-repeated="1017"/>
        </table:table-row>
        <table:table-row table:style-name="ro1">
          <table:table-cell office:value-type="date" office:date-value="2020-05-10" calcext:value-type="date">
            <text:p>10-May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[.B66]*[.$E$1]+[.$F$1]" office:value-type="float" office:value="13.8879" calcext:value-type="float">
            <text:p><text:s/>13.89 </text:p>
          </table:table-cell>
          <table:table-cell table:formula="of:=EXP([.E66])" office:value-type="float" office:value="1075073.94153315" calcext:value-type="float">
            <text:p>1075073.9</text:p>
          </table:table-cell>
          <table:table-cell table:style-name="ce5" table:formula="of:=[.F66]*[.$G$1]" office:value-type="float" office:value="86005.9153226517" calcext:value-type="float">
            <text:p>86006</text:p>
          </table:table-cell>
          <table:table-cell table:number-columns-repeated="101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elo al 20-marzo" table:style-name="ta3">
        <office:forms form:automatic-focus="false" form:apply-design-mode="false"/>
        <table:table-column table:style-name="co3" table:default-cell-style-name="ce26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ce13"/>
        <table:table-column table:style-name="co9" table:default-cell-style-name="ce18"/>
        <table:table-column table:style-name="co10" table:default-cell-style-name="Default"/>
        <table:table-column table:style-name="co7" table:number-columns-repeated="1017" table:default-cell-style-name="Default"/>
        <table:table-row table:style-name="ro1">
          <table:table-cell table:number-columns-repeated="4"/>
          <table:table-cell table:style-name="ce12" office:value-type="float" office:value="0.1941" calcext:value-type="float">
            <text:p><text:s/>0.1941 </text:p>
          </table:table-cell>
          <table:table-cell table:style-name="ce16" office:value-type="float" office:value="2.0518" calcext:value-type="float">
            <text:p>2.0518</text:p>
          </table:table-cell>
          <table:table-cell table:style-name="ce21" office:value-type="percentage" office:value="0.08" calcext:value-type="percentage">
            <text:p>8%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fecha</text:p>
          </table:table-cell>
          <table:table-cell table:style-name="ce6" office:value-type="string" calcext:value-type="string">
            <text:p>día</text:p>
          </table:table-cell>
          <table:table-cell table:style-name="ce9" office:value-type="string" calcext:value-type="string">
            <text:p>casos detectados</text:p>
          </table:table-cell>
          <table:table-cell table:style-name="ce9" office:value-type="string" calcext:value-type="string">
            <text:p>ln(casos)</text:p>
          </table:table-cell>
          <table:table-cell table:style-name="ce9" office:value-type="string" calcext:value-type="string">
            <text:p>ln(predicción)</text:p>
          </table:table-cell>
          <table:table-cell table:style-name="ce17" office:value-type="string" calcext:value-type="string">
            <text:p>predicción de casos detectados</text:p>
          </table:table-cell>
          <table:table-cell table:style-name="ce9" office:value-type="string" calcext:value-type="string">
            <text:p>predicción de graves (8%)</text:p>
          </table:table-cell>
          <table:table-cell table:style-name="ce9"/>
          <table:table-cell table:style-name="ce24" office:value-type="string" calcext:value-type="string">
            <text:p>Modelo predictivo</text:p>
          </table:table-cell>
          <table:table-cell table:style-name="ce9" table:number-columns-repeated="1015"/>
        </table:table-row>
        <table:table-row table:style-name="ro1">
          <table:table-cell office:value-type="date" office:date-value="2020-03-08" calcext:value-type="date">
            <text:p>8-Ma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LN([.C3])" office:value-type="float" office:value="2.19722457733622" calcext:value-type="float">
            <text:p>2.19722457733622</text:p>
          </table:table-cell>
          <table:table-cell table:formula="of:=[.B3]*[.$E$1]+[.$F$1]" office:value-type="float" office:value="2.2459" calcext:value-type="float">
            <text:p><text:s/>2.25 </text:p>
          </table:table-cell>
          <table:table-cell table:formula="of:=EXP([.E3])" office:value-type="float" office:value="9.44891575497674" calcext:value-type="float">
            <text:p>9.4</text:p>
          </table:table-cell>
          <table:table-cell table:number-columns-repeated="2"/>
          <table:table-cell>
            <draw:frame table:end-cell-address="'modelo al 20-marzo'.N14" table:end-x="29.2pt" table:end-y="2.98pt" draw:z-index="0" draw:name="Chart 4" draw:style-name="gr1" draw:text-style-name="P1" svg:width="322.21pt" svg:height="161.4pt" svg:x="5.75pt" svg:y="5.39pt">
              <draw:object draw:notify-on-update-of-ranges="'modelo al 20-marzo'.B3:'modelo al 20-marzo'.B15 'modelo al 20-marzo'.D2:'modelo al 20-marzo'.D2 'modelo al 20-marzo'.D3:'modelo al 20-marzo'.D1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3">
          <table:table-cell office:value-type="date" office:date-value="2020-03-09" calcext:value-type="date">
            <text:p>9-Mar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D3]+[.D5])/2" office:value-type="float" office:value="2.38108696739888" calcext:value-type="float">
            <text:p>2.38108696739888</text:p>
          </table:table-cell>
          <table:table-cell table:formula="of:=[.B4]*[.$E$1]+[.$F$1]" office:value-type="float" office:value="2.44" calcext:value-type="float">
            <text:p><text:s/>2.44 </text:p>
          </table:table-cell>
          <table:table-cell table:formula="of:=EXP([.E4])" office:value-type="float" office:value="11.4730407427948" calcext:value-type="float">
            <text:p>11.5</text:p>
          </table:table-cell>
          <table:table-cell table:number-columns-repeated="1018"/>
        </table:table-row>
        <table:table-row table:style-name="ro1">
          <table:table-cell office:value-type="date" office:date-value="2020-03-10" calcext:value-type="date">
            <text:p>10-Mar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LN([.C5])" office:value-type="float" office:value="2.56494935746154" calcext:value-type="float">
            <text:p>2.56494935746154</text:p>
          </table:table-cell>
          <table:table-cell table:formula="of:=[.B5]*[.$E$1]+[.$F$1]" office:value-type="float" office:value="2.6341" calcext:value-type="float">
            <text:p><text:s/>2.63 </text:p>
          </table:table-cell>
          <table:table-cell table:formula="of:=EXP([.E5])" office:value-type="float" office:value="13.9307691272938" calcext:value-type="float">
            <text:p>13.9</text:p>
          </table:table-cell>
          <table:table-cell table:number-columns-repeated="1018"/>
        </table:table-row>
        <table:table-row table:style-name="ro1">
          <table:table-cell office:value-type="date" office:date-value="2020-03-11" calcext:value-type="date">
            <text:p>11-Mar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formula="of:=LN([.C6])" office:value-type="float" office:value="3.09104245335832" calcext:value-type="float">
            <text:p>3.09104245335832</text:p>
          </table:table-cell>
          <table:table-cell table:formula="of:=[.B6]*[.$E$1]+[.$F$1]" office:value-type="float" office:value="2.8282" calcext:value-type="float">
            <text:p><text:s/>2.83 </text:p>
          </table:table-cell>
          <table:table-cell table:formula="of:=EXP([.E6])" office:value-type="float" office:value="16.9149864302398" calcext:value-type="float">
            <text:p>16.9</text:p>
          </table:table-cell>
          <table:table-cell table:number-columns-repeated="1018"/>
        </table:table-row>
        <table:table-row table:style-name="ro1">
          <table:table-cell office:value-type="date" office:date-value="2020-03-12" calcext:value-type="date">
            <text:p>12-Mar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LN([.C7])" office:value-type="float" office:value="3.13549421592915" calcext:value-type="float">
            <text:p>3.13549421592915</text:p>
          </table:table-cell>
          <table:table-cell table:formula="of:=[.B7]*[.$E$1]+[.$F$1]" office:value-type="float" office:value="3.0223" calcext:value-type="float">
            <text:p><text:s/>3.02 </text:p>
          </table:table-cell>
          <table:table-cell table:formula="of:=EXP([.E7])" office:value-type="float" office:value="20.5384758961099" calcext:value-type="float">
            <text:p>20.5</text:p>
          </table:table-cell>
          <table:table-cell table:number-columns-repeated="1018"/>
        </table:table-row>
        <table:table-row table:style-name="ro1">
          <table:table-cell office:value-type="date" office:date-value="2020-03-13" calcext:value-type="date">
            <text:p>13-Mar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D7]+[.D9])/2" office:value-type="float" office:value="3.21566554096674" calcext:value-type="float">
            <text:p>3.21566554096674</text:p>
          </table:table-cell>
          <table:table-cell table:formula="of:=[.B8]*[.$E$1]+[.$F$1]" office:value-type="float" office:value="3.2164" calcext:value-type="float">
            <text:p><text:s/>3.22 </text:p>
          </table:table-cell>
          <table:table-cell table:formula="of:=EXP([.E8])" office:value-type="float" office:value="24.9381809364601" calcext:value-type="float">
            <text:p>24.9</text:p>
          </table:table-cell>
          <table:table-cell table:number-columns-repeated="1018"/>
        </table:table-row>
        <table:table-row table:style-name="ro1">
          <table:table-cell office:value-type="date" office:date-value="2020-03-14" calcext:value-type="date">
            <text:p>14-Mar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LN([.C9])" office:value-type="float" office:value="3.29583686600433" calcext:value-type="float">
            <text:p>3.29583686600433</text:p>
          </table:table-cell>
          <table:table-cell table:formula="of:=[.B9]*[.$E$1]+[.$F$1]" office:value-type="float" office:value="3.4105" calcext:value-type="float">
            <text:p><text:s/>3.41 </text:p>
          </table:table-cell>
          <table:table-cell table:formula="of:=EXP([.E9])" office:value-type="float" office:value="30.2803806653159" calcext:value-type="float">
            <text:p>30.3</text:p>
          </table:table-cell>
          <table:table-cell table:number-columns-repeated="1018"/>
        </table:table-row>
        <table:table-row table:style-name="ro1">
          <table:table-cell office:value-type="date" office:date-value="2020-03-15" calcext:value-type="date">
            <text:p>15-Mar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formula="of:=LN([.C10])" office:value-type="float" office:value="3.55534806148941" calcext:value-type="float">
            <text:p>3.55534806148941</text:p>
          </table:table-cell>
          <table:table-cell table:formula="of:=[.B10]*[.$E$1]+[.$F$1]" office:value-type="float" office:value="3.6046" calcext:value-type="float">
            <text:p><text:s/>3.60 </text:p>
          </table:table-cell>
          <table:table-cell table:formula="of:=EXP([.E10])" office:value-type="float" office:value="36.7669741258437" calcext:value-type="float">
            <text:p>36.8</text:p>
          </table:table-cell>
          <table:table-cell table:number-columns-repeated="1018"/>
        </table:table-row>
        <table:table-row table:style-name="ro1">
          <table:table-cell office:value-type="date" office:date-value="2020-03-16" calcext:value-type="date">
            <text:p>16-Mar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formula="of:=LN([.C11])" office:value-type="float" office:value="3.71357206670431" calcext:value-type="float">
            <text:p>3.71357206670431</text:p>
          </table:table-cell>
          <table:table-cell table:formula="of:=[.B11]*[.$E$1]+[.$F$1]" office:value-type="float" office:value="3.7987" calcext:value-type="float">
            <text:p><text:s/>3.80 </text:p>
          </table:table-cell>
          <table:table-cell table:formula="of:=EXP([.E11])" office:value-type="float" office:value="44.6431107095977" calcext:value-type="float">
            <text:p>44.6</text:p>
          </table:table-cell>
          <table:table-cell table:number-columns-repeated="1018"/>
        </table:table-row>
        <table:table-row table:style-name="ro1">
          <table:table-cell office:value-type="date" office:date-value="2020-03-17" calcext:value-type="date">
            <text:p>17-Mar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formula="of:=LN([.C12])" office:value-type="float" office:value="3.91202300542815" calcext:value-type="float">
            <text:p>3.91202300542815</text:p>
          </table:table-cell>
          <table:table-cell table:formula="of:=[.B12]*[.$E$1]+[.$F$1]" office:value-type="float" office:value="3.9928" calcext:value-type="float">
            <text:p><text:s/>3.99 </text:p>
          </table:table-cell>
          <table:table-cell table:formula="of:=EXP([.E12])" office:value-type="float" office:value="54.2064551466176" calcext:value-type="float">
            <text:p>54.2</text:p>
          </table:table-cell>
          <table:table-cell table:style-name="ce5" table:formula="of:=[.F12]*[.$G$1]" office:value-type="float" office:value="4.33651641172941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date" office:date-value="2020-03-18" calcext:value-type="date">
            <text:p>18-Mar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table:formula="of:=LN([.C13])" office:value-type="float" office:value="4.23410650459726" calcext:value-type="float">
            <text:p>4.23410650459726</text:p>
          </table:table-cell>
          <table:table-cell table:formula="of:=[.B13]*[.$E$1]+[.$F$1]" office:value-type="float" office:value="4.1869" calcext:value-type="float">
            <text:p><text:s/>4.19 </text:p>
          </table:table-cell>
          <table:table-cell table:formula="of:=EXP([.E13])" office:value-type="float" office:value="65.818437220383" calcext:value-type="float">
            <text:p>65.8</text:p>
          </table:table-cell>
          <table:table-cell table:style-name="ce5" table:formula="of:=[.F13]*[.$G$1]" office:value-type="float" office:value="5.26547497763064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date" office:date-value="2020-03-19" calcext:value-type="date">
            <text:p>19-Mar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table:formula="of:=LN([.C14])" office:value-type="float" office:value="4.46590811865458" calcext:value-type="float">
            <text:p>4.46590811865458</text:p>
          </table:table-cell>
          <table:table-cell table:formula="of:=[.B14]*[.$E$1]+[.$F$1]" office:value-type="float" office:value="4.381" calcext:value-type="float">
            <text:p><text:s/>4.38 </text:p>
          </table:table-cell>
          <table:table-cell table:formula="of:=EXP([.E14])" office:value-type="float" office:value="79.917911370816" calcext:value-type="float">
            <text:p>79.9</text:p>
          </table:table-cell>
          <table:table-cell table:style-name="ce5" table:formula="of:=[.F14]*[.$G$1]" office:value-type="float" office:value="6.39343290966528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0-03-20" calcext:value-type="date">
            <text:p>20-Mar</text:p>
          </table:table-cell>
          <table:table-cell table:style-name="ce7" office:value-type="float" office:value="13" calcext:value-type="float">
            <text:p>13</text:p>
          </table:table-cell>
          <table:table-cell table:style-name="ce10" table:number-columns-repeated="2"/>
          <table:table-cell table:style-name="ce14" table:formula="of:=[.B15]*[.$E$1]+[.$F$1]" office:value-type="float" office:value="4.5751" calcext:value-type="float">
            <text:p><text:s/>4.58 </text:p>
          </table:table-cell>
          <table:table-cell table:style-name="ce19" table:formula="of:=EXP([.E15])" office:value-type="float" office:value="97.0377424260035" calcext:value-type="float">
            <text:p>97.0</text:p>
          </table:table-cell>
          <table:table-cell table:style-name="ce22" table:formula="of:=[.F15]*[.$G$1]" office:value-type="float" office:value="7.76301939408028" calcext:value-type="float">
            <text:p>8</text:p>
          </table:table-cell>
          <table:table-cell/>
          <table:table-cell>
            <draw:frame table:end-cell-address="'modelo al 20-marzo'.P29" table:end-x="26.62pt" table:end-y="8.22pt" draw:z-index="1" draw:name="Chart 5" draw:style-name="gr1" draw:text-style-name="P1" svg:width="442.15pt" svg:height="215.89pt" svg:x="2.78pt" svg:y="2.38pt">
              <draw:object draw:notify-on-update-of-ranges="'modelo al 20-marzo'.A3:'modelo al 20-marzo'.A14 'modelo al 20-marzo'.C2:'modelo al 20-marzo'.C2 'modelo al 20-marzo'.C3:'modelo al 20-marzo'.C15 'modelo al 20-marzo'.A3:'modelo al 20-marzo'.A15 'modelo al 20-marzo'.F2:'modelo al 20-marzo'.F2 'modelo al 20-marzo'.F3:'modelo al 20-marzo'.F1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table:end-cell-address="'modelo al 20-marzo'.X29" table:end-x="23.98pt" table:end-y="8.22pt" draw:z-index="2" draw:name="Chart 6" draw:style-name="gr1" draw:text-style-name="P1" svg:width="442.15pt" svg:height="215.89pt" svg:x="0.14pt" svg:y="2.38pt">
              <draw:object draw:notify-on-update-of-ranges="'modelo al 20-marzo'.A3:'modelo al 20-marzo'.A32 'modelo al 20-marzo'.C2:'modelo al 20-marzo'.C2 'modelo al 20-marzo'.C3:'modelo al 20-marzo'.C32 'modelo al 20-marzo'.A3:'modelo al 20-marzo'.A32 'modelo al 20-marzo'.F2:'modelo al 20-marzo'.F2 'modelo al 20-marzo'.F3:'modelo al 20-marzo'.F3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office:value-type="date" office:date-value="2020-03-21" calcext:value-type="date">
            <text:p>21-Mar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[.B16]*[.$E$1]+[.$F$1]" office:value-type="float" office:value="4.7692" calcext:value-type="float">
            <text:p><text:s/>4.77 </text:p>
          </table:table-cell>
          <table:table-cell table:formula="of:=EXP([.E16])" office:value-type="float" office:value="117.824944291199" calcext:value-type="float">
            <text:p>117.8</text:p>
          </table:table-cell>
          <table:table-cell table:style-name="ce5" table:formula="of:=[.F16]*[.$G$1]" office:value-type="float" office:value="9.42599554329594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date" office:date-value="2020-03-22" calcext:value-type="date">
            <text:p>22-Mar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B17]*[.$E$1]+[.$F$1]" office:value-type="float" office:value="4.9633" calcext:value-type="float">
            <text:p><text:s/>4.96 </text:p>
          </table:table-cell>
          <table:table-cell table:formula="of:=EXP([.E17])" office:value-type="float" office:value="143.065132701438" calcext:value-type="float">
            <text:p>143.1</text:p>
          </table:table-cell>
          <table:table-cell table:style-name="ce5" table:formula="of:=[.F17]*[.$G$1]" office:value-type="float" office:value="11.445210616115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date" office:date-value="2020-03-23" calcext:value-type="date">
            <text:p>23-Mar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[.B18]*[.$E$1]+[.$F$1]" office:value-type="float" office:value="5.1574" calcext:value-type="float">
            <text:p><text:s/>5.16 </text:p>
          </table:table-cell>
          <table:table-cell table:formula="of:=EXP([.E18])" office:value-type="float" office:value="173.712216186543" calcext:value-type="float">
            <text:p>173.7</text:p>
          </table:table-cell>
          <table:table-cell table:style-name="ce5" table:formula="of:=[.F18]*[.$G$1]" office:value-type="float" office:value="13.8969772949235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date" office:date-value="2020-03-24" calcext:value-type="date">
            <text:p>24-Mar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B19]*[.$E$1]+[.$F$1]" office:value-type="float" office:value="5.3515" calcext:value-type="float">
            <text:p><text:s/>5.35 </text:p>
          </table:table-cell>
          <table:table-cell table:formula="of:=EXP([.E19])" office:value-type="float" office:value="210.924447366321" calcext:value-type="float">
            <text:p>210.9</text:p>
          </table:table-cell>
          <table:table-cell table:style-name="ce5" table:formula="of:=[.F19]*[.$G$1]" office:value-type="float" office:value="16.873955789305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date" office:date-value="2020-03-25" calcext:value-type="date">
            <text:p>25-Mar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[.B20]*[.$E$1]+[.$F$1]" office:value-type="float" office:value="5.5456" calcext:value-type="float">
            <text:p><text:s/>5.55 </text:p>
          </table:table-cell>
          <table:table-cell table:formula="of:=EXP([.E20])" office:value-type="float" office:value="256.108197071257" calcext:value-type="float">
            <text:p>256.1</text:p>
          </table:table-cell>
          <table:table-cell table:style-name="ce5" table:formula="of:=[.F20]*[.$G$1]" office:value-type="float" office:value="20.4886557657006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date" office:date-value="2020-03-26" calcext:value-type="date">
            <text:p>26-Mar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[.B21]*[.$E$1]+[.$F$1]" office:value-type="float" office:value="5.7397" calcext:value-type="float">
            <text:p><text:s/>5.74 </text:p>
          </table:table-cell>
          <table:table-cell table:formula="of:=EXP([.E21])" office:value-type="float" office:value="310.971105654598" calcext:value-type="float">
            <text:p>311.0</text:p>
          </table:table-cell>
          <table:table-cell table:style-name="ce5" table:formula="of:=[.F21]*[.$G$1]" office:value-type="float" office:value="24.8776884523678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date" office:date-value="2020-03-27" calcext:value-type="date">
            <text:p>27-Mar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B22]*[.$E$1]+[.$F$1]" office:value-type="float" office:value="5.9338" calcext:value-type="float">
            <text:p><text:s/>5.93 </text:p>
          </table:table-cell>
          <table:table-cell table:formula="of:=EXP([.E22])" office:value-type="float" office:value="377.586620256192" calcext:value-type="float">
            <text:p>377.6</text:p>
          </table:table-cell>
          <table:table-cell table:style-name="ce5" table:formula="of:=[.F22]*[.$G$1]" office:value-type="float" office:value="30.2069296204954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date" office:date-value="2020-03-28" calcext:value-type="date">
            <text:p>28-Mar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[.B23]*[.$E$1]+[.$F$1]" office:value-type="float" office:value="6.1279" calcext:value-type="float">
            <text:p><text:s/>6.13 </text:p>
          </table:table-cell>
          <table:table-cell table:formula="of:=EXP([.E23])" office:value-type="float" office:value="458.472357090473" calcext:value-type="float">
            <text:p>458.5</text:p>
          </table:table-cell>
          <table:table-cell table:style-name="ce5" table:formula="of:=[.F23]*[.$G$1]" office:value-type="float" office:value="36.6777885672379" calcext:value-type="float">
            <text:p>37</text:p>
          </table:table-cell>
          <table:table-cell table:number-columns-repeated="1017"/>
        </table:table-row>
        <table:table-row table:style-name="ro1">
          <table:table-cell office:value-type="date" office:date-value="2020-03-29" calcext:value-type="date">
            <text:p>29-Mar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[.B24]*[.$E$1]+[.$F$1]" office:value-type="float" office:value="6.322" calcext:value-type="float">
            <text:p><text:s/>6.32 </text:p>
          </table:table-cell>
          <table:table-cell table:formula="of:=EXP([.E24])" office:value-type="float" office:value="556.685250323426" calcext:value-type="float">
            <text:p>556.7</text:p>
          </table:table-cell>
          <table:table-cell table:style-name="ce5" table:formula="of:=[.F24]*[.$G$1]" office:value-type="float" office:value="44.5348200258741" calcext:value-type="float">
            <text:p>45</text:p>
          </table:table-cell>
          <table:table-cell table:number-columns-repeated="1017"/>
        </table:table-row>
        <table:table-row table:style-name="ro1">
          <table:table-cell office:value-type="date" office:date-value="2020-03-30" calcext:value-type="date">
            <text:p>30-Mar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[.B25]*[.$E$1]+[.$F$1]" office:value-type="float" office:value="6.5161" calcext:value-type="float">
            <text:p><text:s/>6.52 </text:p>
          </table:table-cell>
          <table:table-cell table:formula="of:=EXP([.E25])" office:value-type="float" office:value="675.937083523011" calcext:value-type="float">
            <text:p>675.9</text:p>
          </table:table-cell>
          <table:table-cell table:style-name="ce5" table:formula="of:=[.F25]*[.$G$1]" office:value-type="float" office:value="54.0749666818408" calcext:value-type="float">
            <text:p>54</text:p>
          </table:table-cell>
          <table:table-cell table:number-columns-repeated="1017"/>
        </table:table-row>
        <table:table-row table:style-name="ro1">
          <table:table-cell office:value-type="date" office:date-value="2020-03-31" calcext:value-type="date">
            <text:p>31-Mar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B26]*[.$E$1]+[.$F$1]" office:value-type="float" office:value="6.7102" calcext:value-type="float">
            <text:p><text:s/>6.71 </text:p>
          </table:table-cell>
          <table:table-cell table:formula="of:=EXP([.E26])" office:value-type="float" office:value="820.734769991026" calcext:value-type="float">
            <text:p>820.7</text:p>
          </table:table-cell>
          <table:table-cell table:style-name="ce5" table:formula="of:=[.F26]*[.$G$1]" office:value-type="float" office:value="65.6587815992821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date" office:date-value="2020-04-01" calcext:value-type="date">
            <text:p>1-Apr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B27]*[.$E$1]+[.$F$1]" office:value-type="float" office:value="6.9043" calcext:value-type="float">
            <text:p><text:s/>6.90 </text:p>
          </table:table-cell>
          <table:table-cell table:formula="of:=EXP([.E27])" office:value-type="float" office:value="996.550683624819" calcext:value-type="float">
            <text:p>996.6</text:p>
          </table:table-cell>
          <table:table-cell table:style-name="ce5" table:formula="of:=[.F27]*[.$G$1]" office:value-type="float" office:value="79.7240546899855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date" office:date-value="2020-04-02" calcext:value-type="date">
            <text:p>2-Apr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B28]*[.$E$1]+[.$F$1]" office:value-type="float" office:value="7.0984" calcext:value-type="float">
            <text:p><text:s/>7.10 </text:p>
          </table:table-cell>
          <table:table-cell table:formula="of:=EXP([.E28])" office:value-type="float" office:value="1210.02947766421" calcext:value-type="float">
            <text:p>1210.0</text:p>
          </table:table-cell>
          <table:table-cell table:style-name="ce5" table:formula="of:=[.F28]*[.$G$1]" office:value-type="float" office:value="96.8023582131365" calcext:value-type="float">
            <text:p>97</text:p>
          </table:table-cell>
          <table:table-cell table:number-columns-repeated="1017"/>
        </table:table-row>
        <table:table-row table:style-name="ro1">
          <table:table-cell office:value-type="date" office:date-value="2020-04-03" calcext:value-type="date">
            <text:p>3-Apr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B29]*[.$E$1]+[.$F$1]" office:value-type="float" office:value="7.2925" calcext:value-type="float">
            <text:p><text:s/>7.29 </text:p>
          </table:table-cell>
          <table:table-cell table:formula="of:=EXP([.E29])" office:value-type="float" office:value="1469.2392076744" calcext:value-type="float">
            <text:p>1469.2</text:p>
          </table:table-cell>
          <table:table-cell table:style-name="ce5" table:formula="of:=[.F29]*[.$G$1]" office:value-type="float" office:value="117.539136613952" calcext:value-type="float">
            <text:p>118</text:p>
          </table:table-cell>
          <table:table-cell table:number-columns-repeated="1017"/>
        </table:table-row>
        <table:table-row table:style-name="ro3">
          <table:table-cell table:style-name="ce4" office:value-type="date" office:date-value="2020-04-04" calcext:value-type="date">
            <text:p>4-Apr</text:p>
          </table:table-cell>
          <table:table-cell table:style-name="ce8" office:value-type="float" office:value="28" calcext:value-type="float">
            <text:p>28</text:p>
          </table:table-cell>
          <table:table-cell table:style-name="ce11" table:number-columns-repeated="2"/>
          <table:table-cell table:style-name="ce15" table:formula="of:=[.B30]*[.$E$1]+[.$F$1]" office:value-type="float" office:value="7.4866" calcext:value-type="float">
            <text:p><text:s/>7.49 </text:p>
          </table:table-cell>
          <table:table-cell table:style-name="ce20" table:formula="of:=EXP([.E30])" office:value-type="float" office:value="1783.97624951642" calcext:value-type="float">
            <text:p>1784.0</text:p>
          </table:table-cell>
          <table:table-cell table:style-name="ce23" table:formula="of:=[.F30]*[.$G$1]" office:value-type="float" office:value="142.718099961314" calcext:value-type="float">
            <text:p>143</text:p>
          </table:table-cell>
          <table:table-cell table:number-columns-repeated="1017"/>
        </table:table-row>
        <table:table-row table:style-name="ro1">
          <table:table-cell office:value-type="date" office:date-value="2020-04-05" calcext:value-type="date">
            <text:p>5-Ap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formula="of:=[.B31]*[.$E$1]+[.$F$1]" office:value-type="float" office:value="7.6807" calcext:value-type="float">
            <text:p><text:s/>7.68 </text:p>
          </table:table-cell>
          <table:table-cell table:formula="of:=EXP([.E31])" office:value-type="float" office:value="2166.13553614338" calcext:value-type="float">
            <text:p>2166.1</text:p>
          </table:table-cell>
          <table:table-cell table:style-name="ce5" table:formula="of:=[.F31]*[.$G$1]" office:value-type="float" office:value="173.290842891471" calcext:value-type="float">
            <text:p>173</text:p>
          </table:table-cell>
          <table:table-cell table:number-columns-repeated="1017"/>
        </table:table-row>
        <table:table-row table:style-name="ro1">
          <table:table-cell office:value-type="date" office:date-value="2020-04-06" calcext:value-type="date">
            <text:p>6-Apr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B32]*[.$E$1]+[.$F$1]" office:value-type="float" office:value="7.8748" calcext:value-type="float">
            <text:p><text:s/>7.87 </text:p>
          </table:table-cell>
          <table:table-cell table:formula="of:=EXP([.E32])" office:value-type="float" office:value="2630.16010567129" calcext:value-type="float">
            <text:p>2630.2</text:p>
          </table:table-cell>
          <table:table-cell table:style-name="ce5" table:formula="of:=[.F32]*[.$G$1]" office:value-type="float" office:value="210.412808453703" calcext:value-type="float">
            <text:p>210</text:p>
          </table:table-cell>
          <table:table-cell table:number-columns-repeated="1017"/>
        </table:table-row>
        <table:table-row table:style-name="ro1">
          <table:table-cell office:value-type="date" office:date-value="2020-04-07" calcext:value-type="date">
            <text:p>7-Apr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B33]*[.$E$1]+[.$F$1]" office:value-type="float" office:value="8.0689" calcext:value-type="float">
            <text:p><text:s/>8.07 </text:p>
          </table:table-cell>
          <table:table-cell table:formula="of:=EXP([.E33])" office:value-type="float" office:value="3193.58695060295" calcext:value-type="float">
            <text:p>3193.6</text:p>
          </table:table-cell>
          <table:table-cell table:style-name="ce5" table:formula="of:=[.F33]*[.$G$1]" office:value-type="float" office:value="255.486956048236" calcext:value-type="float">
            <text:p>255</text:p>
          </table:table-cell>
          <table:table-cell table:number-columns-repeated="1017"/>
        </table:table-row>
        <table:table-row table:style-name="ro1">
          <table:table-cell office:value-type="date" office:date-value="2020-04-08" calcext:value-type="date">
            <text:p>8-Apr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[.B34]*[.$E$1]+[.$F$1]" office:value-type="float" office:value="8.263" calcext:value-type="float">
            <text:p><text:s/>8.26 </text:p>
          </table:table-cell>
          <table:table-cell table:formula="of:=EXP([.E34])" office:value-type="float" office:value="3877.70979761643" calcext:value-type="float">
            <text:p>3877.7</text:p>
          </table:table-cell>
          <table:table-cell table:style-name="ce5" table:formula="of:=[.F34]*[.$G$1]" office:value-type="float" office:value="310.216783809315" calcext:value-type="float">
            <text:p>310</text:p>
          </table:table-cell>
          <table:table-cell table:number-columns-repeated="1017"/>
        </table:table-row>
        <table:table-row table:style-name="ro1">
          <table:table-cell office:value-type="date" office:date-value="2020-04-09" calcext:value-type="date">
            <text:p>9-Apr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[.B35]*[.$E$1]+[.$F$1]" office:value-type="float" office:value="8.4571" calcext:value-type="float">
            <text:p><text:s/>8.46 </text:p>
          </table:table-cell>
          <table:table-cell table:formula="of:=EXP([.E35])" office:value-type="float" office:value="4708.38386651459" calcext:value-type="float">
            <text:p>4708.4</text:p>
          </table:table-cell>
          <table:table-cell table:style-name="ce5" table:formula="of:=[.F35]*[.$G$1]" office:value-type="float" office:value="376.670709321167" calcext:value-type="float">
            <text:p>377</text:p>
          </table:table-cell>
          <table:table-cell table:number-columns-repeated="1017"/>
        </table:table-row>
        <table:table-row table:style-name="ro1">
          <table:table-cell office:value-type="date" office:date-value="2020-04-10" calcext:value-type="date">
            <text:p>10-Apr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[.B36]*[.$E$1]+[.$F$1]" office:value-type="float" office:value="8.6512" calcext:value-type="float">
            <text:p><text:s/>8.65 </text:p>
          </table:table-cell>
          <table:table-cell table:formula="of:=EXP([.E36])" office:value-type="float" office:value="5717.00302278468" calcext:value-type="float">
            <text:p>5717.0</text:p>
          </table:table-cell>
          <table:table-cell table:style-name="ce5" table:formula="of:=[.F36]*[.$G$1]" office:value-type="float" office:value="457.360241822775" calcext:value-type="float">
            <text:p>457</text:p>
          </table:table-cell>
          <table:table-cell table:number-columns-repeated="1017"/>
        </table:table-row>
        <table:table-row table:style-name="ro1">
          <table:table-cell office:value-type="date" office:date-value="2020-04-11" calcext:value-type="date">
            <text:p>11-Apr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[.B37]*[.$E$1]+[.$F$1]" office:value-type="float" office:value="8.8453" calcext:value-type="float">
            <text:p><text:s/>8.85 </text:p>
          </table:table-cell>
          <table:table-cell table:formula="of:=EXP([.E37])" office:value-type="float" office:value="6941.68625353051" calcext:value-type="float">
            <text:p>6941.7</text:p>
          </table:table-cell>
          <table:table-cell table:style-name="ce5" table:formula="of:=[.F37]*[.$G$1]" office:value-type="float" office:value="555.334900282441" calcext:value-type="float">
            <text:p>555</text:p>
          </table:table-cell>
          <table:table-cell table:number-columns-repeated="1017"/>
        </table:table-row>
        <table:table-row table:style-name="ro1">
          <table:table-cell office:value-type="date" office:date-value="2020-04-12" calcext:value-type="date">
            <text:p>12-Apr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B38]*[.$E$1]+[.$F$1]" office:value-type="float" office:value="9.0394" calcext:value-type="float">
            <text:p><text:s/>9.04 </text:p>
          </table:table-cell>
          <table:table-cell table:formula="of:=EXP([.E38])" office:value-type="float" office:value="8428.71830754833" calcext:value-type="float">
            <text:p>8428.7</text:p>
          </table:table-cell>
          <table:table-cell table:style-name="ce5" table:formula="of:=[.F38]*[.$G$1]" office:value-type="float" office:value="674.297464603867" calcext:value-type="float">
            <text:p>674</text:p>
          </table:table-cell>
          <table:table-cell table:number-columns-repeated="1017"/>
        </table:table-row>
        <table:table-row table:style-name="ro1">
          <table:table-cell office:value-type="date" office:date-value="2020-04-13" calcext:value-type="date">
            <text:p>13-Apr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B39]*[.$E$1]+[.$F$1]" office:value-type="float" office:value="9.2335" calcext:value-type="float">
            <text:p><text:s/>9.23 </text:p>
          </table:table-cell>
          <table:table-cell table:formula="of:=EXP([.E39])" office:value-type="float" office:value="10234.2989460044" calcext:value-type="float">
            <text:p>10234.3</text:p>
          </table:table-cell>
          <table:table-cell table:style-name="ce5" table:formula="of:=[.F39]*[.$G$1]" office:value-type="float" office:value="818.743915680352" calcext:value-type="float">
            <text:p>819</text:p>
          </table:table-cell>
          <table:table-cell table:number-columns-repeated="1017"/>
        </table:table-row>
        <table:table-row table:style-name="ro1">
          <table:table-cell office:value-type="date" office:date-value="2020-04-14" calcext:value-type="date">
            <text:p>14-Apr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formula="of:=[.B40]*[.$E$1]+[.$F$1]" office:value-type="float" office:value="9.4276" calcext:value-type="float">
            <text:p><text:s/>9.43 </text:p>
          </table:table-cell>
          <table:table-cell table:formula="of:=EXP([.E40])" office:value-type="float" office:value="12426.6669135669" calcext:value-type="float">
            <text:p>12426.7</text:p>
          </table:table-cell>
          <table:table-cell table:style-name="ce5" table:formula="of:=[.F40]*[.$G$1]" office:value-type="float" office:value="994.133353085355" calcext:value-type="float">
            <text:p>994</text:p>
          </table:table-cell>
          <table:table-cell table:number-columns-repeated="1017"/>
        </table:table-row>
        <table:table-row table:style-name="ro1">
          <table:table-cell office:value-type="date" office:date-value="2020-04-15" calcext:value-type="date">
            <text:p>15-Apr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[.B41]*[.$E$1]+[.$F$1]" office:value-type="float" office:value="9.6217" calcext:value-type="float">
            <text:p><text:s/>9.62 </text:p>
          </table:table-cell>
          <table:table-cell table:formula="of:=EXP([.E41])" office:value-type="float" office:value="15088.6789017461" calcext:value-type="float">
            <text:p>15088.7</text:p>
          </table:table-cell>
          <table:table-cell table:style-name="ce5" table:formula="of:=[.F41]*[.$G$1]" office:value-type="float" office:value="1207.09431213969" calcext:value-type="float">
            <text:p>1207</text:p>
          </table:table-cell>
          <table:table-cell table:number-columns-repeated="1017"/>
        </table:table-row>
        <table:table-row table:style-name="ro1">
          <table:table-cell office:value-type="date" office:date-value="2020-04-16" calcext:value-type="date">
            <text:p>16-Apr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[.B42]*[.$E$1]+[.$F$1]" office:value-type="float" office:value="9.8158" calcext:value-type="float">
            <text:p><text:s/>9.82 </text:p>
          </table:table-cell>
          <table:table-cell table:formula="of:=EXP([.E42])" office:value-type="float" office:value="18320.9409718256" calcext:value-type="float">
            <text:p>18320.9</text:p>
          </table:table-cell>
          <table:table-cell table:style-name="ce5" table:formula="of:=[.F42]*[.$G$1]" office:value-type="float" office:value="1465.67527774605" calcext:value-type="float">
            <text:p>1466</text:p>
          </table:table-cell>
          <table:table-cell table:number-columns-repeated="1017"/>
        </table:table-row>
        <table:table-row table:style-name="ro1">
          <table:table-cell office:value-type="date" office:date-value="2020-04-17" calcext:value-type="date">
            <text:p>17-Apr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B43]*[.$E$1]+[.$F$1]" office:value-type="float" office:value="10.0099" calcext:value-type="float">
            <text:p><text:s/>10.01 </text:p>
          </table:table-cell>
          <table:table-cell table:formula="of:=EXP([.E43])" office:value-type="float" office:value="22245.6107840081" calcext:value-type="float">
            <text:p>22245.6</text:p>
          </table:table-cell>
          <table:table-cell table:style-name="ce5" table:formula="of:=[.F43]*[.$G$1]" office:value-type="float" office:value="1779.64886272065" calcext:value-type="float">
            <text:p>1780</text:p>
          </table:table-cell>
          <table:table-cell table:number-columns-repeated="1017"/>
        </table:table-row>
        <table:table-row table:style-name="ro1">
          <table:table-cell office:value-type="date" office:date-value="2020-04-18" calcext:value-type="date">
            <text:p>18-Apr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B44]*[.$E$1]+[.$F$1]" office:value-type="float" office:value="10.204" calcext:value-type="float">
            <text:p><text:s/>10.20 </text:p>
          </table:table-cell>
          <table:table-cell table:formula="of:=EXP([.E44])" office:value-type="float" office:value="27011.0143313379" calcext:value-type="float">
            <text:p>27011.0</text:p>
          </table:table-cell>
          <table:table-cell table:style-name="ce5" table:formula="of:=[.F44]*[.$G$1]" office:value-type="float" office:value="2160.88114650703" calcext:value-type="float">
            <text:p>2161</text:p>
          </table:table-cell>
          <table:table-cell table:number-columns-repeated="1017"/>
        </table:table-row>
        <table:table-row table:style-name="ro1">
          <table:table-cell office:value-type="date" office:date-value="2020-04-19" calcext:value-type="date">
            <text:p>19-Apr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[.B45]*[.$E$1]+[.$F$1]" office:value-type="float" office:value="10.3981" calcext:value-type="float">
            <text:p><text:s/>10.40 </text:p>
          </table:table-cell>
          <table:table-cell table:formula="of:=EXP([.E45])" office:value-type="float" office:value="32797.2516597401" calcext:value-type="float">
            <text:p>32797.3</text:p>
          </table:table-cell>
          <table:table-cell table:style-name="ce5" table:formula="of:=[.F45]*[.$G$1]" office:value-type="float" office:value="2623.7801327792" calcext:value-type="float">
            <text:p>2624</text:p>
          </table:table-cell>
          <table:table-cell table:number-columns-repeated="1017"/>
        </table:table-row>
        <table:table-row table:style-name="ro1">
          <table:table-cell office:value-type="date" office:date-value="2020-04-20" calcext:value-type="date">
            <text:p>20-Apr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B46]*[.$E$1]+[.$F$1]" office:value-type="float" office:value="10.5922" calcext:value-type="float">
            <text:p><text:s/>10.59 </text:p>
          </table:table-cell>
          <table:table-cell table:formula="of:=EXP([.E46])" office:value-type="float" office:value="39823.0034325055" calcext:value-type="float">
            <text:p>39823.0</text:p>
          </table:table-cell>
          <table:table-cell table:style-name="ce5" table:formula="of:=[.F46]*[.$G$1]" office:value-type="float" office:value="3185.84027460044" calcext:value-type="float">
            <text:p>3186</text:p>
          </table:table-cell>
          <table:table-cell table:number-columns-repeated="1017"/>
        </table:table-row>
        <table:table-row table:style-name="ro1">
          <table:table-cell office:value-type="date" office:date-value="2020-04-21" calcext:value-type="date">
            <text:p>21-Apr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[.B47]*[.$E$1]+[.$F$1]" office:value-type="float" office:value="10.7863" calcext:value-type="float">
            <text:p><text:s/>10.79 </text:p>
          </table:table-cell>
          <table:table-cell table:formula="of:=EXP([.E47])" office:value-type="float" office:value="48353.7955813553" calcext:value-type="float">
            <text:p>48353.8</text:p>
          </table:table-cell>
          <table:table-cell table:style-name="ce5" table:formula="of:=[.F47]*[.$G$1]" office:value-type="float" office:value="3868.30364650843" calcext:value-type="float">
            <text:p>3868</text:p>
          </table:table-cell>
          <table:table-cell table:number-columns-repeated="1017"/>
        </table:table-row>
        <table:table-row table:style-name="ro1">
          <table:table-cell office:value-type="date" office:date-value="2020-04-22" calcext:value-type="date">
            <text:p>22-Apr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[.B48]*[.$E$1]+[.$F$1]" office:value-type="float" office:value="10.9804" calcext:value-type="float">
            <text:p><text:s/>10.98 </text:p>
          </table:table-cell>
          <table:table-cell table:formula="of:=EXP([.E48])" office:value-type="float" office:value="58712.0343920379" calcext:value-type="float">
            <text:p>58712.0</text:p>
          </table:table-cell>
          <table:table-cell table:style-name="ce5" table:formula="of:=[.F48]*[.$G$1]" office:value-type="float" office:value="4696.96275136303" calcext:value-type="float">
            <text:p>4697</text:p>
          </table:table-cell>
          <table:table-cell table:number-columns-repeated="1017"/>
        </table:table-row>
        <table:table-row table:style-name="ro1">
          <table:table-cell office:value-type="date" office:date-value="2020-04-23" calcext:value-type="date">
            <text:p>23-Apr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[.B49]*[.$E$1]+[.$F$1]" office:value-type="float" office:value="11.1745" calcext:value-type="float">
            <text:p><text:s/>11.17 </text:p>
          </table:table-cell>
          <table:table-cell table:formula="of:=EXP([.E49])" office:value-type="float" office:value="71289.191282866" calcext:value-type="float">
            <text:p>71289.2</text:p>
          </table:table-cell>
          <table:table-cell table:style-name="ce5" table:formula="of:=[.F49]*[.$G$1]" office:value-type="float" office:value="5703.13530262928" calcext:value-type="float">
            <text:p>5703</text:p>
          </table:table-cell>
          <table:table-cell table:number-columns-repeated="1017"/>
        </table:table-row>
        <table:table-row table:style-name="ro1">
          <table:table-cell office:value-type="date" office:date-value="2020-04-24" calcext:value-type="date">
            <text:p>24-Apr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B50]*[.$E$1]+[.$F$1]" office:value-type="float" office:value="11.3686" calcext:value-type="float">
            <text:p><text:s/>11.37 </text:p>
          </table:table-cell>
          <table:table-cell table:formula="of:=EXP([.E50])" office:value-type="float" office:value="86560.5977784727" calcext:value-type="float">
            <text:p>86560.6</text:p>
          </table:table-cell>
          <table:table-cell table:style-name="ce5" table:formula="of:=[.F50]*[.$G$1]" office:value-type="float" office:value="6924.84782227781" calcext:value-type="float">
            <text:p>6925</text:p>
          </table:table-cell>
          <table:table-cell table:number-columns-repeated="1017"/>
        </table:table-row>
        <table:table-row table:style-name="ro1">
          <table:table-cell office:value-type="date" office:date-value="2020-04-25" calcext:value-type="date">
            <text:p>25-Apr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[.B51]*[.$E$1]+[.$F$1]" office:value-type="float" office:value="11.5627" calcext:value-type="float">
            <text:p><text:s/>11.56 </text:p>
          </table:table-cell>
          <table:table-cell table:formula="of:=EXP([.E51])" office:value-type="float" office:value="105103.409828797" calcext:value-type="float">
            <text:p>105103.4</text:p>
          </table:table-cell>
          <table:table-cell table:style-name="ce5" table:formula="of:=[.F51]*[.$G$1]" office:value-type="float" office:value="8408.27278630373" calcext:value-type="float">
            <text:p>8408</text:p>
          </table:table-cell>
          <table:table-cell table:number-columns-repeated="1017"/>
        </table:table-row>
        <table:table-row table:style-name="ro1">
          <table:table-cell office:value-type="date" office:date-value="2020-04-26" calcext:value-type="date">
            <text:p>26-Apr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B52]*[.$E$1]+[.$F$1]" office:value-type="float" office:value="11.7568" calcext:value-type="float">
            <text:p><text:s/>11.76 </text:p>
          </table:table-cell>
          <table:table-cell table:formula="of:=EXP([.E52])" office:value-type="float" office:value="127618.420403137" calcext:value-type="float">
            <text:p>127618.4</text:p>
          </table:table-cell>
          <table:table-cell table:style-name="ce5" table:formula="of:=[.F52]*[.$G$1]" office:value-type="float" office:value="10209.473632251" calcext:value-type="float">
            <text:p>10209</text:p>
          </table:table-cell>
          <table:table-cell table:number-columns-repeated="1017"/>
        </table:table-row>
        <table:table-row table:style-name="ro1">
          <table:table-cell office:value-type="date" office:date-value="2020-04-27" calcext:value-type="date">
            <text:p>27-Apr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[.B53]*[.$E$1]+[.$F$1]" office:value-type="float" office:value="11.9509" calcext:value-type="float">
            <text:p><text:s/>11.95 </text:p>
          </table:table-cell>
          <table:table-cell table:formula="of:=EXP([.E53])" office:value-type="float" office:value="154956.54472791" calcext:value-type="float">
            <text:p>154956.5</text:p>
          </table:table-cell>
          <table:table-cell table:style-name="ce5" table:formula="of:=[.F53]*[.$G$1]" office:value-type="float" office:value="12396.5235782328" calcext:value-type="float">
            <text:p>12397</text:p>
          </table:table-cell>
          <table:table-cell table:number-columns-repeated="1017"/>
        </table:table-row>
        <table:table-row table:style-name="ro1">
          <table:table-cell office:value-type="date" office:date-value="2020-04-28" calcext:value-type="date">
            <text:p>28-Apr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B54]*[.$E$1]+[.$F$1]" office:value-type="float" office:value="12.145" calcext:value-type="float">
            <text:p><text:s/>12.15 </text:p>
          </table:table-cell>
          <table:table-cell table:formula="of:=EXP([.E54])" office:value-type="float" office:value="188150.979131087" calcext:value-type="float">
            <text:p>188151.0</text:p>
          </table:table-cell>
          <table:table-cell table:style-name="ce5" table:formula="of:=[.F54]*[.$G$1]" office:value-type="float" office:value="15052.078330487" calcext:value-type="float">
            <text:p>15052</text:p>
          </table:table-cell>
          <table:table-cell table:number-columns-repeated="1017"/>
        </table:table-row>
        <table:table-row table:style-name="ro1">
          <table:table-cell office:value-type="date" office:date-value="2020-04-29" calcext:value-type="date">
            <text:p>29-Apr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[.B55]*[.$E$1]+[.$F$1]" office:value-type="float" office:value="12.3391" calcext:value-type="float">
            <text:p><text:s/>12.34 </text:p>
          </table:table-cell>
          <table:table-cell table:formula="of:=EXP([.E55])" office:value-type="float" office:value="228456.248880274" calcext:value-type="float">
            <text:p>228456.2</text:p>
          </table:table-cell>
          <table:table-cell table:style-name="ce5" table:formula="of:=[.F55]*[.$G$1]" office:value-type="float" office:value="18276.4999104219" calcext:value-type="float">
            <text:p>18276</text:p>
          </table:table-cell>
          <table:table-cell table:number-columns-repeated="1017"/>
        </table:table-row>
        <table:table-row table:style-name="ro1">
          <table:table-cell office:value-type="date" office:date-value="2020-04-30" calcext:value-type="date">
            <text:p>30-Apr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[.B56]*[.$E$1]+[.$F$1]" office:value-type="float" office:value="12.5332" calcext:value-type="float">
            <text:p><text:s/>12.53 </text:p>
          </table:table-cell>
          <table:table-cell table:formula="of:=EXP([.E56])" office:value-type="float" office:value="277395.620758808" calcext:value-type="float">
            <text:p>277395.6</text:p>
          </table:table-cell>
          <table:table-cell table:style-name="ce5" table:formula="of:=[.F56]*[.$G$1]" office:value-type="float" office:value="22191.6496607046" calcext:value-type="float">
            <text:p>22192</text:p>
          </table:table-cell>
          <table:table-cell table:number-columns-repeated="1017"/>
        </table:table-row>
        <table:table-row table:style-name="ro1">
          <table:table-cell office:value-type="date" office:date-value="2020-05-01" calcext:value-type="date">
            <text:p>1-May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[.B57]*[.$E$1]+[.$F$1]" office:value-type="float" office:value="12.7273" calcext:value-type="float">
            <text:p><text:s/>12.73 </text:p>
          </table:table-cell>
          <table:table-cell table:formula="of:=EXP([.E57])" office:value-type="float" office:value="336818.672254794" calcext:value-type="float">
            <text:p>336818.7</text:p>
          </table:table-cell>
          <table:table-cell table:style-name="ce5" table:formula="of:=[.F57]*[.$G$1]" office:value-type="float" office:value="26945.4937803835" calcext:value-type="float">
            <text:p>26945</text:p>
          </table:table-cell>
          <table:table-cell table:number-columns-repeated="1017"/>
        </table:table-row>
        <table:table-row table:style-name="ro1">
          <table:table-cell office:value-type="date" office:date-value="2020-05-02" calcext:value-type="date">
            <text:p>2-May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[.B58]*[.$E$1]+[.$F$1]" office:value-type="float" office:value="12.9214" calcext:value-type="float">
            <text:p><text:s/>12.92 </text:p>
          </table:table-cell>
          <table:table-cell table:formula="of:=EXP([.E58])" office:value-type="float" office:value="408971.19308932" calcext:value-type="float">
            <text:p>408971.2</text:p>
          </table:table-cell>
          <table:table-cell table:style-name="ce5" table:formula="of:=[.F58]*[.$G$1]" office:value-type="float" office:value="32717.6954471456" calcext:value-type="float">
            <text:p>32718</text:p>
          </table:table-cell>
          <table:table-cell table:number-columns-repeated="1017"/>
        </table:table-row>
        <table:table-row table:style-name="ro1">
          <table:table-cell office:value-type="date" office:date-value="2020-05-03" calcext:value-type="date">
            <text:p>3-May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[.B59]*[.$E$1]+[.$F$1]" office:value-type="float" office:value="13.1155" calcext:value-type="float">
            <text:p><text:s/>13.12 </text:p>
          </table:table-cell>
          <table:table-cell table:formula="of:=EXP([.E59])" office:value-type="float" office:value="496580.060889191" calcext:value-type="float">
            <text:p>496580.1</text:p>
          </table:table-cell>
          <table:table-cell table:style-name="ce5" table:formula="of:=[.F59]*[.$G$1]" office:value-type="float" office:value="39726.4048711353" calcext:value-type="float">
            <text:p>39726</text:p>
          </table:table-cell>
          <table:table-cell table:number-columns-repeated="1017"/>
        </table:table-row>
        <table:table-row table:style-name="ro1">
          <table:table-cell office:value-type="date" office:date-value="2020-05-04" calcext:value-type="date">
            <text:p>4-May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[.B60]*[.$E$1]+[.$F$1]" office:value-type="float" office:value="13.3096" calcext:value-type="float">
            <text:p><text:s/>13.31 </text:p>
          </table:table-cell>
          <table:table-cell table:formula="of:=EXP([.E60])" office:value-type="float" office:value="602956.298730939" calcext:value-type="float">
            <text:p>602956.3</text:p>
          </table:table-cell>
          <table:table-cell table:style-name="ce5" table:formula="of:=[.F60]*[.$G$1]" office:value-type="float" office:value="48236.5038984751" calcext:value-type="float">
            <text:p>48237</text:p>
          </table:table-cell>
          <table:table-cell table:number-columns-repeated="1017"/>
        </table:table-row>
        <table:table-row table:style-name="ro1">
          <table:table-cell office:value-type="date" office:date-value="2020-05-05" calcext:value-type="date">
            <text:p>5-May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[.B61]*[.$E$1]+[.$F$1]" office:value-type="float" office:value="13.5037" calcext:value-type="float">
            <text:p><text:s/>13.50 </text:p>
          </table:table-cell>
          <table:table-cell table:formula="of:=EXP([.E61])" office:value-type="float" office:value="732120.209434746" calcext:value-type="float">
            <text:p>732120.2</text:p>
          </table:table-cell>
          <table:table-cell table:style-name="ce5" table:formula="of:=[.F61]*[.$G$1]" office:value-type="float" office:value="58569.6167547797" calcext:value-type="float">
            <text:p>58570</text:p>
          </table:table-cell>
          <table:table-cell table:number-columns-repeated="1017"/>
        </table:table-row>
        <table:table-row table:style-name="ro1">
          <table:table-cell office:value-type="date" office:date-value="2020-05-06" calcext:value-type="date">
            <text:p>6-May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B62]*[.$E$1]+[.$F$1]" office:value-type="float" office:value="13.6978" calcext:value-type="float">
            <text:p><text:s/>13.70 </text:p>
          </table:table-cell>
          <table:table-cell table:formula="of:=EXP([.E62])" office:value-type="float" office:value="888953.315838828" calcext:value-type="float">
            <text:p>888953.3</text:p>
          </table:table-cell>
          <table:table-cell table:style-name="ce5" table:formula="of:=[.F62]*[.$G$1]" office:value-type="float" office:value="71116.2652671063" calcext:value-type="float">
            <text:p>71116</text:p>
          </table:table-cell>
          <table:table-cell table:number-columns-repeated="1017"/>
        </table:table-row>
        <table:table-row table:style-name="ro1">
          <table:table-cell office:value-type="date" office:date-value="2020-05-07" calcext:value-type="date">
            <text:p>7-May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B63]*[.$E$1]+[.$F$1]" office:value-type="float" office:value="13.8919" calcext:value-type="float">
            <text:p><text:s/>13.89 </text:p>
          </table:table-cell>
          <table:table-cell table:formula="of:=EXP([.E63])" office:value-type="float" office:value="1079382.84936974" calcext:value-type="float">
            <text:p>1079382.8</text:p>
          </table:table-cell>
          <table:table-cell table:style-name="ce5" table:formula="of:=[.F63]*[.$G$1]" office:value-type="float" office:value="86350.6279495794" calcext:value-type="float">
            <text:p>86351</text:p>
          </table:table-cell>
          <table:table-cell table:number-columns-repeated="1017"/>
        </table:table-row>
        <table:table-row table:style-name="ro1">
          <table:table-cell office:value-type="date" office:date-value="2020-05-08" calcext:value-type="date">
            <text:p>8-May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formula="of:=[.B64]*[.$E$1]+[.$F$1]" office:value-type="float" office:value="14.086" calcext:value-type="float">
            <text:p><text:s/>14.09 </text:p>
          </table:table-cell>
          <table:table-cell table:formula="of:=EXP([.E64])" office:value-type="float" office:value="1310605.75932964" calcext:value-type="float">
            <text:p>1310605.8</text:p>
          </table:table-cell>
          <table:table-cell table:style-name="ce5" table:formula="of:=[.F64]*[.$G$1]" office:value-type="float" office:value="104848.460746371" calcext:value-type="float">
            <text:p>104848</text:p>
          </table:table-cell>
          <table:table-cell table:number-columns-repeated="1017"/>
        </table:table-row>
        <table:table-row table:style-name="ro1">
          <table:table-cell office:value-type="date" office:date-value="2020-05-09" calcext:value-type="date">
            <text:p>9-May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[.B65]*[.$E$1]+[.$F$1]" office:value-type="float" office:value="14.2801" calcext:value-type="float">
            <text:p><text:s/>14.28 </text:p>
          </table:table-cell>
          <table:table-cell table:formula="of:=EXP([.E65])" office:value-type="float" office:value="1591360.7089375" calcext:value-type="float">
            <text:p>1591360.7</text:p>
          </table:table-cell>
          <table:table-cell table:style-name="ce5" table:formula="of:=[.F65]*[.$G$1]" office:value-type="float" office:value="127308.856715" calcext:value-type="float">
            <text:p>127309</text:p>
          </table:table-cell>
          <table:table-cell table:number-columns-repeated="1017"/>
        </table:table-row>
        <table:table-row table:style-name="ro1">
          <table:table-cell office:value-type="date" office:date-value="2020-05-10" calcext:value-type="date">
            <text:p>10-May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[.B66]*[.$E$1]+[.$F$1]" office:value-type="float" office:value="14.4742" calcext:value-type="float">
            <text:p><text:s/>14.47 </text:p>
          </table:table-cell>
          <table:table-cell table:formula="of:=EXP([.E66])" office:value-type="float" office:value="1932258.33773641" calcext:value-type="float">
            <text:p>1932258.3</text:p>
          </table:table-cell>
          <table:table-cell table:style-name="ce5" table:formula="of:=[.F66]*[.$G$1]" office:value-type="float" office:value="154580.667018913" calcext:value-type="float">
            <text:p>154581</text:p>
          </table:table-cell>
          <table:table-cell table:number-columns-repeated="101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entos" table:style-name="ta2">
        <table:table-column table:style-name="co7" table:default-cell-style-name="Default"/>
        <table:table-column table:style-name="co8" table:default-cell-style-name="Default"/>
        <table:table-column table:style-name="co7" table:number-columns-repeated="1022" table:default-cell-style-name="Default"/>
        <table:table-row table:style-name="ro1">
          <table:table-cell table:style-name="ce26" office:value-type="date" office:date-value="2020-03-16" calcext:value-type="date">
            <text:p>16-Mar</text:p>
          </table:table-cell>
          <table:table-cell office:value-type="string" calcext:value-type="string">
            <text:p>cierre efectivo de bares en SJ</text:p>
          </table:table-cell>
          <table:table-cell table:number-columns-repeated="1022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1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1" loext:min-decimal-places="1" number:min-integer-digits="1"/>
    </number:number-style>
    <number:number-style style:name="N133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loext:text> </loext:text>
      <loext:fill-character> </loext:fill-character>
      <number:text>- </number:text>
    </number:number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50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 style:data-style-name="N2" text:time-value="10:46:06.0361064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ndencias" style:display-name="PageStyle_tendenci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entos" style:display-name="PageStyle_event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ng, Carlos A</meta:initial-creator>
    <meta:keyword>CTPClassification=CTP_NT</meta:keyword>
    <meta:creation-date>2020-03-18T03:02:21</meta:creation-date>
    <dc:date>2020-03-20T10:53:44.492071595</dc:date>
    <meta:generator>LibreOffice/6.0.7.3$Linux_X86_64 LibreOffice_project/00m0$Build-3</meta:generator>
    <meta:editing-duration>PT29M13S</meta:editing-duration>
    <meta:editing-cycles>3</meta:editing-cycles>
    <meta:document-statistic meta:table-count="3" meta:cell-count="686" meta:object-count="6"/>
    <meta:user-defined meta:name="AppVersion">16.0300</meta:user-defined>
    <meta:user-defined meta:name="CTPClassification">CTP_NT</meta:user-defined>
    <meta:user-defined meta:name="CTP_BU">NA</meta:user-defined>
    <meta:user-defined meta:name="CTP_IDSID">NA</meta:user-defined>
    <meta:user-defined meta:name="CTP_TimeStamp" meta:value-type="string">2020-03-19 19:43:55Z</meta:user-defined>
    <meta:user-defined meta:name="CTP_WWID" meta:value-type="string">NA</meta:user-defined>
    <meta:user-defined meta:name="ContentTypeId" meta:value-type="string">0x010100C7FB818702760E47904353CB588DB152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TitusGUID" meta:value-type="string">cd32064b-25ea-464e-943b-b22709092388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1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1" svg:stroke-width="0.053cm" svg:stroke-color="#4472c4"/>
    </style:style>
    <style:style style:name="ch10" style:family="chart">
      <style:text-properties fo:color="#595959" style:text-position="0% 100%" fo:font-family="Calibri" fo:font-size="9pt" style:font-size-asian="9pt" style:font-size-complex="9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373cm" svg:height="5.742cm" xlink:href=".." xlink:type="simple" chart:class="chart:scatter" chart:style-name="ch1">
        <chart:title svg:x="4.472cm" svg:y="0.249cm" chart:style-name="ch2">
          <text:p>ln(casos)</text:p>
        </chart:title>
        <chart:subtitle svg:x="0cm" svg:y="0cm" chart:style-name="ch3">
          <text:p/>
        </chart:subtitle>
        <chart:plot-area chart:style-name="ch4" table:cell-range-address="'modelo al 20-marzo'.B3:'modelo al 20-marzo'.B15 'modelo al 20-marzo'.D2:'modelo al 20-marzo'.D15" chart:data-source-has-labels="row" svg:x="0.227cm" svg:y="1.242cm" svg:width="10.919cm" svg:height="4.386cm">
          <chartooo:coordinate-region svg:x="0.54cm" svg:y="1.428cm" svg:width="10.393cm" svg:height="3.73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modelo al 20-marzo'.D3:'modelo al 20-marzo'.D15" chart:label-cell-address="'modelo al 20-marzo'.D2:'modelo al 20-marzo'.D2" chart:class="chart:scatter">
            <chart:domain table:cell-range-address="'modelo al 20-marzo'.B3:'modelo al 20-marzo'.B15"/>
            <chart:regression-curve chart:style-name="ch9">
              <chart:equation chart:display-equation="true" chart:display-r-square="true" chart:style-name="ch10"/>
            </chart:regression-curve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n(casos)</text:p>
                <draw:g>
                  <svg:desc>'modelo al 20-marzo'.D2:'modelo al 20-marzo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elo al 20-marzo'.B3:'modelo al 20-marzo'.B15</svg:desc>
                </draw:g>
              </table:table-cell>
              <table:table-cell office:value-type="float" office:value="2.19722457733622">
                <text:p>2.19722457733622</text:p>
                <draw:g>
                  <svg:desc>'modelo al 20-marzo'.D3:'modelo al 20-marzo'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38108696739888">
                <text:p>2.38108696739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56494935746154">
                <text:p>2.56494935746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09104245335832">
                <text:p>3.091042453358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13549421592915">
                <text:p>3.13549421592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21566554096674">
                <text:p>3.215665540966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29583686600433">
                <text:p>3.295836866004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55534806148941">
                <text:p>3.555348061489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71357206670431">
                <text:p>3.71357206670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91202300542815">
                <text:p>3.91202300542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.23410650459726">
                <text:p>4.234106504597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.46590811865458">
                <text:p>4.465908118654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istance="53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6" style:family="chart" style:data-style-name="N1015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602cm" svg:height="7.62cm" xlink:href=".." xlink:type="simple" chart:class="chart:scatter" chart:style-name="ch1">
        <chart:title svg:x="2.42cm" svg:y="0.287cm" chart:style-name="ch2">
          <text:p>Aproximación de crecimiento exponencial
del COVID-19 en CR al 20-marzo-2020</text:p>
        </chart:title>
        <chart:subtitle svg:x="0cm" svg:y="0cm" chart:style-name="ch3">
          <text:p/>
        </chart:subtitle>
        <chart:legend chart:legend-position="bottom" svg:x="2.801cm" svg:y="7.048cm" style:legend-expansion="wide" chart:style-name="ch4"/>
        <chart:plot-area chart:style-name="ch5" table:cell-range-address="'modelo al 20-marzo'.A3:'modelo al 20-marzo'.A14 'modelo al 20-marzo'.C2:'modelo al 20-marzo'.C15 'modelo al 20-marzo'.F2:'modelo al 20-marzo'.F15" chart:data-source-has-labels="row" svg:x="1.372cm" svg:y="1.9cm" svg:width="13.918cm" svg:height="4.812cm">
          <chartooo:coordinate-region svg:x="1.896cm" svg:y="2.086cm" svg:width="12.625cm" svg:height="4.156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title svg:x="0.451cm" svg:y="5.865cm" chart:style-name="ch9">
              <text:p>casos detectados</text:p>
            </chart:title>
            <chart:grid chart:style-name="ch7" chart:class="major"/>
          </chart:axis>
          <chart:series chart:style-name="ch10" chart:values-cell-range-address="'modelo al 20-marzo'.C3:'modelo al 20-marzo'.C15" chart:label-cell-address="'modelo al 20-marzo'.C2:'modelo al 20-marzo'.C2" chart:class="chart:scatter">
            <chart:domain table:cell-range-address="'modelo al 20-marzo'.A3:'modelo al 20-marzo'.A14"/>
            <chart:data-point chart:repeated="13"/>
          </chart:series>
          <chart:series chart:style-name="ch11" chart:values-cell-range-address="'modelo al 20-marzo'.F3:'modelo al 20-marzo'.F15" chart:label-cell-address="'modelo al 20-marzo'.F2:'modelo al 20-marzo'.F2" chart:class="chart:scatter">
            <chart:domain table:cell-range-address="'modelo al 20-marzo'.A3:'modelo al 20-marzo'.A15"/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sos detectados</text:p>
                <draw:g>
                  <svg:desc>'modelo al 20-marzo'.C2:'modelo al 20-marzo'.C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redicción de casos detectados</text:p>
                <draw:g>
                  <svg:desc>'modelo al 20-marzo'.F2:'modelo al 20-marzo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8">
                <text:p>43898</text:p>
                <draw:g>
                  <svg:desc>'modelo al 20-marzo'.A3:'modelo al 20-marzo'.A14</svg:desc>
                </draw:g>
              </table:table-cell>
              <table:table-cell office:value-type="float" office:value="9">
                <text:p>9</text:p>
                <draw:g>
                  <svg:desc>'modelo al 20-marzo'.C3:'modelo al 20-marzo'.C15</svg:desc>
                </draw:g>
              </table:table-cell>
              <table:table-cell office:value-type="float" office:value="43898">
                <text:p>43898</text:p>
                <draw:g>
                  <svg:desc>'modelo al 20-marzo'.A3:'modelo al 20-marzo'.A15</svg:desc>
                </draw:g>
              </table:table-cell>
              <table:table-cell office:value-type="float" office:value="9.44891575497674">
                <text:p>9.44891575497674</text:p>
                <draw:g>
                  <svg:desc>'modelo al 20-marzo'.F3:'modelo al 20-marzo'.F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43899">
                <text:p>43899</text:p>
              </table:table-cell>
              <table:table-cell office:value-type="float" office:value="11.4730407427948">
                <text:p>11.47304074279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43900">
                <text:p>43900</text:p>
              </table:table-cell>
              <table:table-cell office:value-type="float" office:value="13.9307691272938">
                <text:p>13.93076912729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43901">
                <text:p>43901</text:p>
              </table:table-cell>
              <table:table-cell office:value-type="float" office:value="16.9149864302398">
                <text:p>16.91498643023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43902">
                <text:p>43902</text:p>
              </table:table-cell>
              <table:table-cell office:value-type="float" office:value="20.5384758961099">
                <text:p>20.53847589610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43903">
                <text:p>43903</text:p>
              </table:table-cell>
              <table:table-cell office:value-type="float" office:value="24.9381809364601">
                <text:p>24.93818093646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43904">
                <text:p>43904</text:p>
              </table:table-cell>
              <table:table-cell office:value-type="float" office:value="30.2803806653159">
                <text:p>30.28038066531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43905">
                <text:p>43905</text:p>
              </table:table-cell>
              <table:table-cell office:value-type="float" office:value="36.7669741258437">
                <text:p>36.76697412584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43906">
                <text:p>43906</text:p>
              </table:table-cell>
              <table:table-cell office:value-type="float" office:value="44.6431107095977">
                <text:p>44.64311070959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43907">
                <text:p>43907</text:p>
              </table:table-cell>
              <table:table-cell office:value-type="float" office:value="54.2064551466176">
                <text:p>54.20645514661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8">
                <text:p>43908</text:p>
              </table:table-cell>
              <table:table-cell office:value-type="float" office:value="69">
                <text:p>69</text:p>
              </table:table-cell>
              <table:table-cell office:value-type="float" office:value="43908">
                <text:p>43908</text:p>
              </table:table-cell>
              <table:table-cell office:value-type="float" office:value="65.818437220383">
                <text:p>65.8184372203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9">
                <text:p>43909</text:p>
              </table:table-cell>
              <table:table-cell office:value-type="float" office:value="87">
                <text:p>87</text:p>
              </table:table-cell>
              <table:table-cell office:value-type="float" office:value="43909">
                <text:p>43909</text:p>
              </table:table-cell>
              <table:table-cell office:value-type="float" office:value="79.917911370816">
                <text:p>79.9179113708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10">
                <text:p>43910</text:p>
              </table:table-cell>
              <table:table-cell office:value-type="float" office:value="97.0377424260035">
                <text:p>97.03774242600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interpolation="cubic-spline" chart:symbol-type="automatic" chart:include-hidden-cells="false" chart:treat-empty-cells="leave-gap"/>
    </style:style>
    <style:style style:name="ch6" style:family="chart" style:data-style-name="N1015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602cm" svg:height="7.62cm" xlink:href=".." xlink:type="simple" chart:class="chart:scatter" chart:style-name="ch1">
        <chart:title svg:x="2.327cm" svg:y="0.287cm" chart:style-name="ch2">
          <text:p>Proyección de crecimiento exponencial
del COVID-19 en CR desde 20-marzo-2020</text:p>
        </chart:title>
        <chart:subtitle svg:x="0cm" svg:y="0cm" chart:style-name="ch3">
          <text:p/>
        </chart:subtitle>
        <chart:legend chart:legend-position="bottom" svg:x="2.801cm" svg:y="7.048cm" style:legend-expansion="wide" chart:style-name="ch4"/>
        <chart:plot-area chart:style-name="ch5" table:cell-range-address="'modelo al 20-marzo'.A3:'modelo al 20-marzo'.A32 'modelo al 20-marzo'.C2:'modelo al 20-marzo'.C32 'modelo al 20-marzo'.F2:'modelo al 20-marzo'.F32" chart:data-source-has-labels="row" svg:x="1.405cm" svg:y="1.725cm" svg:width="13.715cm" svg:height="4.739cm">
          <chartooo:coordinate-region svg:x="2.353cm" svg:y="1.911cm" svg:width="12.329cm" svg:height="4.083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title svg:x="0.484cm" svg:y="5.653cm" chart:style-name="ch9">
              <text:p>casos detectados</text:p>
            </chart:title>
            <chart:grid chart:style-name="ch7" chart:class="major"/>
          </chart:axis>
          <chart:series chart:style-name="ch10" chart:values-cell-range-address="'modelo al 20-marzo'.C3:'modelo al 20-marzo'.C32" chart:label-cell-address="'modelo al 20-marzo'.C2:'modelo al 20-marzo'.C2" chart:class="chart:scatter">
            <chart:domain table:cell-range-address="'modelo al 20-marzo'.A3:'modelo al 20-marzo'.A32"/>
            <chart:data-point chart:repeated="30"/>
          </chart:series>
          <chart:series chart:style-name="ch11" chart:values-cell-range-address="'modelo al 20-marzo'.F3:'modelo al 20-marzo'.F32" chart:label-cell-address="'modelo al 20-marzo'.F2:'modelo al 20-marzo'.F2" chart:class="chart:scatte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sos detectados</text:p>
                <draw:g>
                  <svg:desc>'modelo al 20-marzo'.C2:'modelo al 20-marzo'.C2</svg:desc>
                </draw:g>
              </table:table-cell>
              <table:table-cell office:value-type="string">
                <text:p>predicción de casos detectados</text:p>
                <draw:g>
                  <svg:desc>'modelo al 20-marzo'.F2:'modelo al 20-marzo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8">
                <text:p>43898</text:p>
                <draw:g>
                  <svg:desc>'modelo al 20-marzo'.A3:'modelo al 20-marzo'.A32</svg:desc>
                </draw:g>
              </table:table-cell>
              <table:table-cell office:value-type="float" office:value="9">
                <text:p>9</text:p>
                <draw:g>
                  <svg:desc>'modelo al 20-marzo'.C3:'modelo al 20-marzo'.C32</svg:desc>
                </draw:g>
              </table:table-cell>
              <table:table-cell office:value-type="float" office:value="9.44891575497674">
                <text:p>9.44891575497674</text:p>
                <draw:g>
                  <svg:desc>'modelo al 20-marzo'.F3:'modelo al 20-marzo'.F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1.4730407427948">
                <text:p>11.47304074279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13.9307691272938">
                <text:p>13.93076912729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16.9149864302398">
                <text:p>16.91498643023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20.5384758961099">
                <text:p>20.53847589610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24.9381809364601">
                <text:p>24.93818093646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30.2803806653159">
                <text:p>30.28038066531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36.7669741258437">
                <text:p>36.76697412584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44.6431107095977">
                <text:p>44.64311070959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54.2064551466176">
                <text:p>54.20645514661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8">
                <text:p>43908</text:p>
              </table:table-cell>
              <table:table-cell office:value-type="float" office:value="69">
                <text:p>69</text:p>
              </table:table-cell>
              <table:table-cell office:value-type="float" office:value="65.818437220383">
                <text:p>65.8184372203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9">
                <text:p>43909</text:p>
              </table:table-cell>
              <table:table-cell office:value-type="float" office:value="87">
                <text:p>87</text:p>
              </table:table-cell>
              <table:table-cell office:value-type="float" office:value="79.917911370816">
                <text:p>79.9179113708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10">
                <text:p>43910</text:p>
              </table:table-cell>
              <table:table-cell office:value-type="float" office:value="NaN">
                <text:p>NaN</text:p>
              </table:table-cell>
              <table:table-cell office:value-type="float" office:value="97.0377424260035">
                <text:p>97.03774242600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11">
                <text:p>43911</text:p>
              </table:table-cell>
              <table:table-cell office:value-type="float" office:value="NaN">
                <text:p>NaN</text:p>
              </table:table-cell>
              <table:table-cell office:value-type="float" office:value="117.824944291199">
                <text:p>117.8249442911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12">
                <text:p>43912</text:p>
              </table:table-cell>
              <table:table-cell office:value-type="float" office:value="NaN">
                <text:p>NaN</text:p>
              </table:table-cell>
              <table:table-cell office:value-type="float" office:value="143.065132701438">
                <text:p>143.0651327014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13">
                <text:p>43913</text:p>
              </table:table-cell>
              <table:table-cell office:value-type="float" office:value="NaN">
                <text:p>NaN</text:p>
              </table:table-cell>
              <table:table-cell office:value-type="float" office:value="173.712216186543">
                <text:p>173.7122161865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14">
                <text:p>43914</text:p>
              </table:table-cell>
              <table:table-cell office:value-type="float" office:value="NaN">
                <text:p>NaN</text:p>
              </table:table-cell>
              <table:table-cell office:value-type="float" office:value="210.924447366321">
                <text:p>210.9244473663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15">
                <text:p>43915</text:p>
              </table:table-cell>
              <table:table-cell office:value-type="float" office:value="NaN">
                <text:p>NaN</text:p>
              </table:table-cell>
              <table:table-cell office:value-type="float" office:value="256.108197071257">
                <text:p>256.1081970712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916">
                <text:p>43916</text:p>
              </table:table-cell>
              <table:table-cell office:value-type="float" office:value="NaN">
                <text:p>NaN</text:p>
              </table:table-cell>
              <table:table-cell office:value-type="float" office:value="310.971105654598">
                <text:p>310.9711056545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917">
                <text:p>43917</text:p>
              </table:table-cell>
              <table:table-cell office:value-type="float" office:value="NaN">
                <text:p>NaN</text:p>
              </table:table-cell>
              <table:table-cell office:value-type="float" office:value="377.586620256192">
                <text:p>377.5866202561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918">
                <text:p>43918</text:p>
              </table:table-cell>
              <table:table-cell office:value-type="float" office:value="NaN">
                <text:p>NaN</text:p>
              </table:table-cell>
              <table:table-cell office:value-type="float" office:value="458.472357090473">
                <text:p>458.4723570904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919">
                <text:p>43919</text:p>
              </table:table-cell>
              <table:table-cell office:value-type="float" office:value="NaN">
                <text:p>NaN</text:p>
              </table:table-cell>
              <table:table-cell office:value-type="float" office:value="556.685250323426">
                <text:p>556.6852503234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675.937083523011">
                <text:p>675.9370835230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  <table:table-cell office:value-type="float" office:value="820.734769991026">
                <text:p>820.7347699910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  <table:table-cell office:value-type="float" office:value="996.550683624819">
                <text:p>996.5506836248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1210.02947766421">
                <text:p>1210.029477664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1469.2392076744">
                <text:p>1469.23920767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1783.97624951642">
                <text:p>1783.976249516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2166.13553614338">
                <text:p>2166.135536143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2630.16010567129">
                <text:p>2630.160105671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1" svg:stroke-width="0.053cm" svg:stroke-color="#4472c4"/>
    </style:style>
    <style:style style:name="ch10" style:family="chart">
      <style:text-properties fo:color="#595959" style:text-position="0% 100%" fo:font-family="Calibri" fo:font-size="9pt" style:font-size-asian="9pt" style:font-size-complex="9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372cm" svg:height="5.699cm" xlink:href=".." xlink:type="simple" chart:class="chart:scatter" chart:style-name="ch1">
        <chart:title svg:x="4.472cm" svg:y="0.248cm" chart:style-name="ch2">
          <text:p>ln(casos)</text:p>
        </chart:title>
        <chart:subtitle svg:x="0cm" svg:y="0cm" chart:style-name="ch3">
          <text:p/>
        </chart:subtitle>
        <chart:plot-area chart:style-name="ch4" table:cell-range-address="'modelo al 17-marzo'.B3:'modelo al 17-marzo'.B12 'modelo al 17-marzo'.D2:'modelo al 17-marzo'.D12" chart:data-source-has-labels="row" svg:x="0.36cm" svg:y="1.186cm" svg:width="10.811cm" svg:height="4.345cm">
          <chartooo:coordinate-region svg:x="0.884cm" svg:y="1.372cm" svg:width="10.074cm" svg:height="3.689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modelo al 17-marzo'.D3:'modelo al 17-marzo'.D12" chart:label-cell-address="'modelo al 17-marzo'.D2:'modelo al 17-marzo'.D2" chart:class="chart:scatter">
            <chart:domain table:cell-range-address="'modelo al 17-marzo'.B3:'modelo al 17-marzo'.B12"/>
            <chart:regression-curve chart:style-name="ch9">
              <chart:equation chart:display-equation="true" chart:display-r-square="true" svg:x="1.903cm" svg:y="3.229cm" chart:style-name="ch10"/>
            </chart:regression-curve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 table:visibility="collapse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'modelo al 17-marzo'.D2:'modelo al 17-marzo'.D2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istance="53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6" style:family="chart" style:data-style-name="N1015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602cm" svg:height="7.62cm" xlink:href=".." xlink:type="simple" chart:class="chart:scatter" chart:style-name="ch1">
        <chart:title svg:x="2.42cm" svg:y="0.287cm" chart:style-name="ch2">
          <text:p>Aproximación de crecimiento exponencial
del COVID-19 en CR</text:p>
        </chart:title>
        <chart:subtitle svg:x="0cm" svg:y="0cm" chart:style-name="ch3">
          <text:p/>
        </chart:subtitle>
        <chart:legend chart:legend-position="bottom" svg:x="2.801cm" svg:y="7.048cm" style:legend-expansion="wide" chart:style-name="ch4"/>
        <chart:plot-area chart:style-name="ch5" table:cell-range-address="'modelo al 17-marzo'.A3:'modelo al 17-marzo'.A14 'modelo al 17-marzo'.C2:'modelo al 17-marzo'.C15 'modelo al 17-marzo'.F2:'modelo al 17-marzo'.F15" chart:data-source-has-labels="row" svg:x="1.372cm" svg:y="1.9cm" svg:width="13.918cm" svg:height="4.812cm">
          <chartooo:coordinate-region svg:x="1.896cm" svg:y="2.086cm" svg:width="12.625cm" svg:height="4.156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title svg:x="0.451cm" svg:y="5.865cm" chart:style-name="ch9">
              <text:p>casos detectados</text:p>
            </chart:title>
            <chart:grid chart:style-name="ch7" chart:class="major"/>
          </chart:axis>
          <chart:series chart:style-name="ch10" chart:values-cell-range-address="'modelo al 17-marzo'.C3:'modelo al 17-marzo'.C15" chart:label-cell-address="'modelo al 17-marzo'.C2:'modelo al 17-marzo'.C2" chart:class="chart:scatter">
            <chart:domain table:cell-range-address="'modelo al 17-marzo'.A3:'modelo al 17-marzo'.A14"/>
            <chart:data-point chart:repeated="13"/>
          </chart:series>
          <chart:series chart:style-name="ch11" chart:values-cell-range-address="'modelo al 17-marzo'.F3:'modelo al 17-marzo'.F15" chart:label-cell-address="'modelo al 17-marzo'.F2:'modelo al 17-marzo'.F2" chart:class="chart:scatter">
            <chart:domain table:cell-range-address="'modelo al 17-marzo'.A3:'modelo al 17-marzo'.A15"/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sos detectados</text:p>
                <draw:g>
                  <svg:desc>'modelo al 17-marzo'.C2:'modelo al 17-marzo'.C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redicción de casos detectados</text:p>
                <draw:g>
                  <svg:desc>'modelo al 17-marzo'.F2:'modelo al 17-marzo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8">
                <text:p>43898</text:p>
                <draw:g>
                  <svg:desc>'modelo al 17-marzo'.A3:'modelo al 17-marzo'.A14</svg:desc>
                </draw:g>
              </table:table-cell>
              <table:table-cell office:value-type="float" office:value="9">
                <text:p>9</text:p>
                <draw:g>
                  <svg:desc>'modelo al 17-marzo'.C3:'modelo al 17-marzo'.C15</svg:desc>
                </draw:g>
              </table:table-cell>
              <table:table-cell office:value-type="float" office:value="43898">
                <text:p>43898</text:p>
                <draw:g>
                  <svg:desc>'modelo al 17-marzo'.A3:'modelo al 17-marzo'.A15</svg:desc>
                </draw:g>
              </table:table-cell>
              <table:table-cell office:value-type="float" office:value="9.74739431940007">
                <text:p>9.74739431940007</text:p>
                <draw:g>
                  <svg:desc>'modelo al 17-marzo'.F3:'modelo al 17-marzo'.F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43899">
                <text:p>43899</text:p>
              </table:table-cell>
              <table:table-cell office:value-type="float" office:value="11.7200376898359">
                <text:p>11.72003768983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43900">
                <text:p>43900</text:p>
              </table:table-cell>
              <table:table-cell office:value-type="float" office:value="14.0918976857015">
                <text:p>14.0918976857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43901">
                <text:p>43901</text:p>
              </table:table-cell>
              <table:table-cell office:value-type="float" office:value="16.943766363183">
                <text:p>16.9437663631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43902">
                <text:p>43902</text:p>
              </table:table-cell>
              <table:table-cell office:value-type="float" office:value="20.3727861905663">
                <text:p>20.37278619056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43903">
                <text:p>43903</text:p>
              </table:table-cell>
              <table:table-cell office:value-type="float" office:value="24.4957589871158">
                <text:p>24.49575898711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43904">
                <text:p>43904</text:p>
              </table:table-cell>
              <table:table-cell office:value-type="float" office:value="29.4531245133625">
                <text:p>29.4531245133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43905">
                <text:p>43905</text:p>
              </table:table-cell>
              <table:table-cell office:value-type="float" office:value="35.4137442344985">
                <text:p>35.41374423449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43906">
                <text:p>43906</text:p>
              </table:table-cell>
              <table:table-cell office:value-type="float" office:value="42.5806532049763">
                <text:p>42.58065320497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43907">
                <text:p>43907</text:p>
              </table:table-cell>
              <table:table-cell office:value-type="float" office:value="51.197975999279">
                <text:p>51.1979759992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8">
                <text:p>43908</text:p>
              </table:table-cell>
              <table:table-cell office:value-type="float" office:value="NaN">
                <text:p>NaN</text:p>
              </table:table-cell>
              <table:table-cell office:value-type="float" office:value="43908">
                <text:p>43908</text:p>
              </table:table-cell>
              <table:table-cell office:value-type="float" office:value="61.5592422644285">
                <text:p>61.55924226442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9">
                <text:p>43909</text:p>
              </table:table-cell>
              <table:table-cell office:value-type="float" office:value="NaN">
                <text:p>NaN</text:p>
              </table:table-cell>
              <table:table-cell office:value-type="float" office:value="43909">
                <text:p>43909</text:p>
              </table:table-cell>
              <table:table-cell office:value-type="float" office:value="74.0173851447558">
                <text:p>74.01738514475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10">
                <text:p>43910</text:p>
              </table:table-cell>
              <table:table-cell office:value-type="float" office:value="88.9967631527015">
                <text:p>88.99676315270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interpolation="cubic-spline" chart:symbol-type="automatic" chart:include-hidden-cells="false" chart:treat-empty-cells="leave-gap"/>
    </style:style>
    <style:style style:name="ch6" style:family="chart" style:data-style-name="N1015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602cm" svg:height="7.62cm" xlink:href=".." xlink:type="simple" chart:class="chart:scatter" chart:style-name="ch1">
        <chart:title svg:x="2.79cm" svg:y="0.287cm" chart:style-name="ch2">
          <text:p>Proyección de crecimiento exponencial
del COVID-19 en CR</text:p>
        </chart:title>
        <chart:subtitle svg:x="0cm" svg:y="0cm" chart:style-name="ch3">
          <text:p/>
        </chart:subtitle>
        <chart:legend chart:legend-position="bottom" svg:x="2.801cm" svg:y="7.048cm" style:legend-expansion="wide" chart:style-name="ch4"/>
        <chart:plot-area chart:style-name="ch5" table:cell-range-address="'modelo al 17-marzo'.A3:'modelo al 17-marzo'.A32 'modelo al 17-marzo'.C2:'modelo al 17-marzo'.C32 'modelo al 17-marzo'.F2:'modelo al 17-marzo'.F32" chart:data-source-has-labels="row" svg:x="1.405cm" svg:y="1.725cm" svg:width="13.715cm" svg:height="4.739cm">
          <chartooo:coordinate-region svg:x="2.353cm" svg:y="1.911cm" svg:width="12.329cm" svg:height="4.083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title svg:x="0.484cm" svg:y="5.653cm" chart:style-name="ch9">
              <text:p>casos detectados</text:p>
            </chart:title>
            <chart:grid chart:style-name="ch7" chart:class="major"/>
          </chart:axis>
          <chart:series chart:style-name="ch10" chart:values-cell-range-address="'modelo al 17-marzo'.C3:'modelo al 17-marzo'.C32" chart:label-cell-address="'modelo al 17-marzo'.C2:'modelo al 17-marzo'.C2" chart:class="chart:scatter">
            <chart:domain table:cell-range-address="'modelo al 17-marzo'.A3:'modelo al 17-marzo'.A32"/>
            <chart:data-point chart:repeated="30"/>
          </chart:series>
          <chart:series chart:style-name="ch11" chart:values-cell-range-address="'modelo al 17-marzo'.F3:'modelo al 17-marzo'.F32" chart:label-cell-address="'modelo al 17-marzo'.F2:'modelo al 17-marzo'.F2" chart:class="chart:scatte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sos detectados</text:p>
                <draw:g>
                  <svg:desc>'modelo al 17-marzo'.C2:'modelo al 17-marzo'.C2</svg:desc>
                </draw:g>
              </table:table-cell>
              <table:table-cell office:value-type="string">
                <text:p>predicción de casos detectados</text:p>
                <draw:g>
                  <svg:desc>'modelo al 17-marzo'.F2:'modelo al 17-marzo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8">
                <text:p>43898</text:p>
                <draw:g>
                  <svg:desc>'modelo al 17-marzo'.A3:'modelo al 17-marzo'.A32</svg:desc>
                </draw:g>
              </table:table-cell>
              <table:table-cell office:value-type="float" office:value="9">
                <text:p>9</text:p>
                <draw:g>
                  <svg:desc>'modelo al 17-marzo'.C3:'modelo al 17-marzo'.C32</svg:desc>
                </draw:g>
              </table:table-cell>
              <table:table-cell office:value-type="float" office:value="9.74739431940007">
                <text:p>9.74739431940007</text:p>
                <draw:g>
                  <svg:desc>'modelo al 17-marzo'.F3:'modelo al 17-marzo'.F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1.7200376898359">
                <text:p>11.72003768983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14.0918976857015">
                <text:p>14.0918976857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16.943766363183">
                <text:p>16.9437663631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20.3727861905663">
                <text:p>20.37278619056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24.4957589871158">
                <text:p>24.49575898711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29.4531245133625">
                <text:p>29.4531245133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35.4137442344985">
                <text:p>35.41374423449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42.5806532049763">
                <text:p>42.58065320497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51.197975999279">
                <text:p>51.1979759992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8">
                <text:p>43908</text:p>
              </table:table-cell>
              <table:table-cell office:value-type="float" office:value="NaN">
                <text:p>NaN</text:p>
              </table:table-cell>
              <table:table-cell office:value-type="float" office:value="61.5592422644285">
                <text:p>61.55924226442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9">
                <text:p>43909</text:p>
              </table:table-cell>
              <table:table-cell office:value-type="float" office:value="NaN">
                <text:p>NaN</text:p>
              </table:table-cell>
              <table:table-cell office:value-type="float" office:value="74.0173851447558">
                <text:p>74.01738514475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10">
                <text:p>43910</text:p>
              </table:table-cell>
              <table:table-cell office:value-type="float" office:value="NaN">
                <text:p>NaN</text:p>
              </table:table-cell>
              <table:table-cell office:value-type="float" office:value="88.9967631527015">
                <text:p>88.99676315270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11">
                <text:p>43911</text:p>
              </table:table-cell>
              <table:table-cell office:value-type="float" office:value="NaN">
                <text:p>NaN</text:p>
              </table:table-cell>
              <table:table-cell office:value-type="float" office:value="107.007614983535">
                <text:p>107.0076149835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12">
                <text:p>43912</text:p>
              </table:table-cell>
              <table:table-cell office:value-type="float" office:value="NaN">
                <text:p>NaN</text:p>
              </table:table-cell>
              <table:table-cell office:value-type="float" office:value="128.663439644624">
                <text:p>128.6634396446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13">
                <text:p>43913</text:p>
              </table:table-cell>
              <table:table-cell office:value-type="float" office:value="NaN">
                <text:p>NaN</text:p>
              </table:table-cell>
              <table:table-cell office:value-type="float" office:value="154.701893914119">
                <text:p>154.7018939141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14">
                <text:p>43914</text:p>
              </table:table-cell>
              <table:table-cell office:value-type="float" office:value="NaN">
                <text:p>NaN</text:p>
              </table:table-cell>
              <table:table-cell office:value-type="float" office:value="186.009918953813">
                <text:p>186.0099189538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15">
                <text:p>43915</text:p>
              </table:table-cell>
              <table:table-cell office:value-type="float" office:value="NaN">
                <text:p>NaN</text:p>
              </table:table-cell>
              <table:table-cell office:value-type="float" office:value="223.653951957509">
                <text:p>223.6539519575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916">
                <text:p>43916</text:p>
              </table:table-cell>
              <table:table-cell office:value-type="float" office:value="NaN">
                <text:p>NaN</text:p>
              </table:table-cell>
              <table:table-cell office:value-type="float" office:value="268.916251926503">
                <text:p>268.9162519265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917">
                <text:p>43917</text:p>
              </table:table-cell>
              <table:table-cell office:value-type="float" office:value="NaN">
                <text:p>NaN</text:p>
              </table:table-cell>
              <table:table-cell office:value-type="float" office:value="323.338576927705">
                <text:p>323.3385769277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918">
                <text:p>43918</text:p>
              </table:table-cell>
              <table:table-cell office:value-type="float" office:value="NaN">
                <text:p>NaN</text:p>
              </table:table-cell>
              <table:table-cell office:value-type="float" office:value="388.77470060161">
                <text:p>388.774700601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919">
                <text:p>43919</text:p>
              </table:table-cell>
              <table:table-cell office:value-type="float" office:value="NaN">
                <text:p>NaN</text:p>
              </table:table-cell>
              <table:table-cell office:value-type="float" office:value="467.453556776389">
                <text:p>467.4535567763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562.055163066832">
                <text:p>562.0551630668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  <table:table-cell office:value-type="float" office:value="675.801909624146">
                <text:p>675.801909624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  <table:table-cell office:value-type="float" office:value="812.568322581777">
                <text:p>812.5683225817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977.013041041237">
                <text:p>977.0130410412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1174.73750309603">
                <text:p>1174.737503096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1412.47674617482">
                <text:p>1412.476746174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1698.32882088683">
                <text:p>1698.328820886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2042.03063283411">
                <text:p>2042.0306328341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